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ee30b6" style:font-size-asian="14pt" style:font-size-complex="14pt"/>
    </style:style>
    <style:style style:name="P6" style:family="paragraph" style:parent-style-name="Standard">
      <style:text-properties fo:font-size="14pt" officeooo:rsid="00ee30b6" officeooo:paragraph-rsid="00ee30b6" style:font-size-asian="14pt" style:font-size-complex="14pt"/>
    </style:style>
    <style:style style:name="P7" style:family="paragraph" style:parent-style-name="Standard">
      <style:text-properties fo:font-size="14pt" officeooo:rsid="00ee30b6" officeooo:paragraph-rsid="00f18b0d" style:font-size-asian="14pt" style:font-size-complex="14pt"/>
    </style:style>
    <style:style style:name="P8" style:family="paragraph" style:parent-style-name="Standard">
      <style:text-properties fo:font-size="14pt" officeooo:rsid="00ee30b6" officeooo:paragraph-rsid="013af147" style:font-size-asian="14pt" style:font-size-complex="14pt"/>
    </style:style>
    <style:style style:name="P9" style:family="paragraph" style:parent-style-name="Standard">
      <style:text-properties fo:font-size="14pt" officeooo:rsid="00f18b0d" officeooo:paragraph-rsid="00f40b70" style:font-size-asian="14pt" style:font-size-complex="14pt"/>
    </style:style>
    <style:style style:name="P10" style:family="paragraph" style:parent-style-name="Standard">
      <style:text-properties fo:font-size="14pt" officeooo:rsid="010ddd1f" officeooo:paragraph-rsid="010ddd1f" style:font-size-asian="14pt" style:font-size-complex="14pt"/>
    </style:style>
    <style:style style:name="P11" style:family="paragraph" style:parent-style-name="Standard">
      <style:text-properties fo:font-size="14pt" officeooo:rsid="00f0d089" officeooo:paragraph-rsid="00f18b0d" style:font-size-asian="14pt" style:font-size-complex="14pt"/>
    </style:style>
    <style:style style:name="P12" style:family="paragraph" style:parent-style-name="Standard">
      <style:text-properties fo:font-size="14pt" officeooo:paragraph-rsid="010e1447" style:font-size-asian="14pt" style:font-size-complex="14pt"/>
    </style:style>
    <style:style style:name="P13" style:family="paragraph" style:parent-style-name="Standard">
      <style:text-properties fo:font-size="14pt" officeooo:rsid="00eb5981" officeooo:paragraph-rsid="00ee30b6" style:font-size-asian="14pt" style:font-size-complex="14pt"/>
    </style:style>
    <style:style style:name="P14" style:family="paragraph" style:parent-style-name="Standard">
      <style:text-properties fo:font-size="14pt" officeooo:paragraph-rsid="01105ef3" style:font-size-asian="14pt" style:font-size-complex="14pt"/>
    </style:style>
    <style:style style:name="P15" style:family="paragraph" style:parent-style-name="Standard">
      <style:paragraph-properties fo:text-align="center" style:justify-single-word="false"/>
      <style:text-properties fo:font-size="14pt" officeooo:paragraph-rsid="013af147" style:font-size-asian="14pt" style:font-size-complex="14pt"/>
    </style:style>
    <style:style style:name="P16" style:family="paragraph" style:parent-style-name="Standard">
      <style:paragraph-properties fo:text-align="center" style:justify-single-word="false"/>
      <style:text-properties fo:font-size="14pt" officeooo:paragraph-rsid="013b1d03" style:font-size-asian="14pt" style:font-size-complex="14pt"/>
    </style:style>
    <style:style style:name="P17" style:family="paragraph" style:parent-style-name="Standard">
      <style:paragraph-properties fo:text-align="center" style:justify-single-word="false"/>
      <style:text-properties fo:font-size="14pt" officeooo:paragraph-rsid="0141fcd2" style:font-size-asian="14pt" style:font-size-complex="14pt"/>
    </style:style>
    <style:style style:name="P18" style:family="paragraph" style:parent-style-name="Standard">
      <style:paragraph-properties fo:text-align="center" style:justify-single-word="false"/>
      <style:text-properties fo:font-size="14pt" officeooo:paragraph-rsid="01576f64" style:font-size-asian="14pt" style:font-size-complex="14pt"/>
    </style:style>
    <style:style style:name="P19" style:family="paragraph" style:parent-style-name="Standard">
      <style:paragraph-properties fo:text-align="center" style:justify-single-word="false"/>
      <style:text-properties fo:font-size="14pt" officeooo:paragraph-rsid="015c090e" style:font-size-asian="14pt" style:font-size-complex="14pt"/>
    </style:style>
    <style:style style:name="P20" style:family="paragraph" style:parent-style-name="Standard">
      <style:text-properties fo:font-size="14pt" officeooo:rsid="01352066" officeooo:paragraph-rsid="013b1d03" style:font-size-asian="14pt" style:font-size-complex="14pt"/>
    </style:style>
    <style:style style:name="P21" style:family="paragraph" style:parent-style-name="Standard">
      <style:text-properties fo:font-size="14pt" officeooo:paragraph-rsid="015d4632" style:font-size-asian="14pt" style:font-size-complex="14pt"/>
    </style:style>
    <style:style style:name="P22" style:family="paragraph" style:parent-style-name="Standard">
      <style:text-properties fo:font-size="14pt" fo:font-style="italic" style:font-size-asian="14pt" style:font-style-asian="italic" style:font-size-complex="14pt" style:font-style-complex="italic"/>
    </style:style>
    <style:style style:name="P23" style:family="paragraph" style:parent-style-name="Standard">
      <style:text-properties fo:font-size="14pt" fo:font-weight="bold" officeooo:rsid="00ee30b6" officeooo:paragraph-rsid="0107fccb" style:font-size-asian="14pt" style:font-weight-asian="bold" style:font-size-complex="14pt" style:font-weight-complex="bold"/>
    </style:style>
    <style:style style:name="P24" style:family="paragraph" style:parent-style-name="Standard">
      <style:text-properties fo:font-size="14pt" fo:font-weight="bold" officeooo:rsid="00f0d089" officeooo:paragraph-rsid="00f0d089" style:font-size-asian="14pt" style:font-weight-asian="bold" style:font-size-complex="14pt" style:font-weight-complex="bold"/>
    </style:style>
    <style:style style:name="P25" style:family="paragraph" style:parent-style-name="Standard">
      <style:text-properties fo:font-size="14pt" fo:font-weight="bold" officeooo:rsid="0107fccb" officeooo:paragraph-rsid="010ddd1f" style:font-size-asian="14pt" style:font-weight-asian="bold" style:font-size-complex="14pt" style:font-weight-complex="bold"/>
    </style:style>
    <style:style style:name="P26" style:family="paragraph" style:parent-style-name="Standard">
      <style:text-properties fo:font-size="14pt" fo:font-weight="bold" officeooo:rsid="010e1447" officeooo:paragraph-rsid="010e1447" style:font-size-asian="14pt" style:font-weight-asian="bold" style:font-size-complex="14pt" style:font-weight-complex="bold"/>
    </style:style>
    <style:style style:name="P27" style:family="paragraph" style:parent-style-name="Standard">
      <style:text-properties fo:font-size="14pt" fo:font-weight="bold" officeooo:rsid="01352066" officeooo:paragraph-rsid="013d0bcd" style:font-size-asian="14pt" style:font-weight-asian="bold" style:font-size-complex="14pt" style:font-weight-complex="bold"/>
    </style:style>
    <style:style style:name="P28" style:family="paragraph" style:parent-style-name="Standard">
      <style:text-properties fo:font-size="14pt" fo:font-weight="normal" officeooo:rsid="0109e487" officeooo:paragraph-rsid="0109e487"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10e1447"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paragraph-rsid="01105ef3" style:font-size-asian="20pt" style:font-weight-asian="bold" style:font-size-complex="20pt" style:font-weight-complex="bold"/>
    </style:style>
    <style:style style:name="P32" style:family="paragraph" style:parent-style-name="Standard">
      <style:text-properties style:font-name="Liberation Serif" fo:font-size="14pt" officeooo:rsid="00ee30b6" officeooo:paragraph-rsid="00ee30b6" style:font-size-asian="14pt" style:font-size-complex="14pt"/>
    </style:style>
    <style:style style:name="P33" style:family="paragraph" style:parent-style-name="Standard">
      <style:text-properties style:font-name="Liberation Serif" fo:font-size="14pt" fo:font-weight="normal" officeooo:rsid="00eedc2e" officeooo:paragraph-rsid="00eedc2e" style:font-size-asian="14pt" style:font-weight-asian="normal" style:font-size-complex="14pt" style:font-weight-complex="normal"/>
    </style:style>
    <style:style style:name="P34"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35" style:family="paragraph" style:parent-style-name="Standard">
      <style:text-properties style:font-name="Liberation Serif" fo:font-size="14pt" fo:font-weight="normal" officeooo:rsid="00f18b0d" officeooo:paragraph-rsid="00f18b0d" style:font-size-asian="14pt" style:font-weight-asian="normal" style:font-size-complex="14pt" style:font-weight-complex="normal"/>
    </style:style>
    <style:style style:name="P36" style:family="paragraph" style:parent-style-name="Standard">
      <style:text-properties style:font-name="Liberation Serif" fo:font-size="14pt" fo:font-weight="normal" officeooo:rsid="00fb46ee" officeooo:paragraph-rsid="010ddd1f" style:font-size-asian="14pt" style:font-weight-asian="normal" style:font-size-complex="14pt" style:font-weight-complex="normal"/>
    </style:style>
    <style:style style:name="P37" style:family="paragraph" style:parent-style-name="Standard">
      <style:text-properties style:font-name="Liberation Serif" fo:font-size="14pt" fo:font-style="normal" fo:font-weight="normal" officeooo:rsid="00fb46ee" officeooo:paragraph-rsid="0107fccb"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Serif" fo:font-size="14pt" fo:font-style="normal" fo:font-weight="normal" officeooo:rsid="0109e487" officeooo:paragraph-rsid="0109e487"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Serif" fo:font-size="14pt" fo:font-style="normal" fo:font-weight="normal" officeooo:rsid="0109e487" officeooo:paragraph-rsid="010ddd1f"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4pt" fo:font-style="normal" fo:font-weight="normal" officeooo:rsid="010e1447" officeooo:paragraph-rsid="010e1447" style:font-size-asian="14pt" style:font-style-asian="normal" style:font-weight-asian="normal" style:font-size-complex="14pt" style:font-style-complex="normal" style:font-weight-complex="normal"/>
    </style:style>
    <style:style style:name="P41" style:family="paragraph" style:parent-style-name="Standard">
      <style:text-properties style:font-name="Liberation Serif" fo:font-size="14pt" fo:font-style="normal" fo:font-weight="normal" officeooo:rsid="010e60dc" officeooo:paragraph-rsid="010e1447" style:font-size-asian="14pt" style:font-style-asian="normal" style:font-weight-asian="normal" style:font-size-complex="14pt" style:font-style-complex="normal" style:font-weight-complex="normal"/>
    </style:style>
    <style:style style:name="P42" style:family="paragraph" style:parent-style-name="Standard">
      <style:text-properties style:font-name="Liberation Serif" fo:font-size="14pt" fo:font-style="normal" fo:font-weight="normal" officeooo:rsid="010e60dc" officeooo:paragraph-rsid="010e60dc"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4pt" fo:font-style="normal" fo:font-weight="normal" officeooo:rsid="01105ef3" officeooo:paragraph-rsid="01105ef3"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4pt" fo:font-style="normal" fo:font-weight="bold" officeooo:rsid="010e1447" officeooo:paragraph-rsid="010e1447" style:font-size-asian="14pt" style:font-style-asian="normal" style:font-weight-asian="bold" style:font-size-complex="14pt" style:font-style-complex="normal" style:font-weight-complex="bold"/>
    </style:style>
    <style:style style:name="P45" style:family="paragraph" style:parent-style-name="Standard">
      <style:text-properties style:font-name="Liberation Serif" fo:font-size="14pt" fo:font-style="normal" fo:font-weight="bold" officeooo:rsid="010e60dc" officeooo:paragraph-rsid="010e60dc" style:font-size-asian="14pt" style:font-style-asian="normal" style:font-weight-asian="bold" style:font-size-complex="14pt" style:font-style-complex="normal" style:font-weight-complex="bold"/>
    </style:style>
    <style:style style:name="P46" style:family="paragraph" style:parent-style-name="Standard">
      <style:text-properties style:font-name="Liberation Serif" fo:font-size="14pt" fo:font-style="normal" fo:font-weight="bold" officeooo:rsid="01105ef3" officeooo:paragraph-rsid="01105ef3" style:font-size-asian="14pt" style:font-style-asian="normal" style:font-weight-asian="bold" style:font-size-complex="14pt" style:font-style-complex="normal" style:font-weight-complex="bold"/>
    </style:style>
    <style:style style:name="P47" style:family="paragraph" style:parent-style-name="Standard">
      <style:text-properties style:font-name="Liberation Serif" fo:font-size="14pt" fo:font-weight="bold" officeooo:rsid="00eedc2e" officeooo:paragraph-rsid="010ddd1f" style:font-size-asian="14pt" style:font-weight-asian="bold" style:font-size-complex="14pt" style:font-weight-complex="bold"/>
    </style:style>
    <style:style style:name="P48" style:family="paragraph" style:parent-style-name="Standard">
      <style:text-properties style:text-position="0% 100%" style:font-name="Liberation Serif" fo:font-size="14pt" fo:font-style="normal" style:text-underline-style="none" fo:font-weight="normal" officeooo:rsid="00f7be2d" officeooo:paragraph-rsid="013af147"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style:font-name="Liberation Serif" fo:font-size="14pt" fo:font-style="normal" style:text-underline-style="none" fo:font-weight="normal" officeooo:rsid="011332e7" officeooo:paragraph-rsid="013b14cf"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style:font-name="Liberation Serif" fo:font-size="14pt" fo:font-style="normal" style:text-underline-style="none" fo:font-weight="normal" officeooo:rsid="011332e7" officeooo:paragraph-rsid="013d4944"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style:font-name="Liberation Serif" fo:font-size="14pt" fo:font-style="normal" style:text-underline-style="none" fo:font-weight="normal" officeooo:rsid="011332e7" officeooo:paragraph-rsid="013f908f"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style:font-name="Liberation Serif" fo:font-size="14pt" fo:font-style="normal" style:text-underline-style="none" fo:font-weight="normal" officeooo:rsid="011332e7" officeooo:paragraph-rsid="01405a49" style:font-size-asian="14pt" style:font-style-asian="normal" style:font-weight-asian="normal" style:font-size-complex="14pt" style:font-style-complex="normal" style:font-weight-complex="normal"/>
    </style:style>
    <style:style style:name="P53" style:family="paragraph" style:parent-style-name="Standard">
      <style:text-properties style:text-position="0% 100%" style:font-name="Liberation Serif" fo:font-size="14pt" fo:font-style="normal" style:text-underline-style="none" fo:font-weight="normal" officeooo:rsid="01352066" officeooo:paragraph-rsid="013b1d03"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style:font-name="Liberation Serif" fo:font-size="14pt" fo:font-style="normal" style:text-underline-style="none" fo:font-weight="normal" officeooo:rsid="01352066" officeooo:paragraph-rsid="013d4944" style:font-size-asian="14pt" style:font-style-asian="normal" style:font-weight-asian="normal" style:font-size-complex="14pt" style:font-style-complex="normal" style:font-weight-complex="normal"/>
    </style:style>
    <style:style style:name="P55" style:family="paragraph" style:parent-style-name="Standard">
      <style:text-properties style:text-position="0% 100%" style:font-name="Liberation Serif" fo:font-size="14pt" fo:font-style="normal" style:text-underline-style="none" fo:font-weight="normal" officeooo:rsid="01352066" officeooo:paragraph-rsid="013f908f"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style:font-name="Liberation Serif" fo:font-size="14pt" fo:font-style="normal" style:text-underline-style="none" fo:font-weight="normal" officeooo:rsid="01352066" officeooo:paragraph-rsid="01405a49"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style:font-name="Liberation Serif" fo:font-size="14pt" fo:font-style="normal" style:text-underline-style="none" fo:font-weight="normal" officeooo:rsid="01352066" officeooo:paragraph-rsid="0141fcd2"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style:font-name="Liberation Serif" fo:font-size="14pt" fo:font-style="normal" style:text-underline-style="none" fo:font-weight="normal" officeooo:rsid="01352066" officeooo:paragraph-rsid="01576f64"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style:font-name="Liberation Serif" fo:font-size="14pt" fo:font-style="normal" style:text-underline-style="none" fo:font-weight="normal" officeooo:rsid="01352066" officeooo:paragraph-rsid="015c090e" style:font-size-asian="14pt" style:font-style-asian="normal" style:font-weight-asian="normal" style:font-size-complex="14pt" style:font-style-complex="normal" style:font-weight-complex="normal"/>
    </style:style>
    <style:style style:name="P60" style:family="paragraph" style:parent-style-name="Standard">
      <style:text-properties style:text-position="0% 100%" style:font-name="Liberation Serif" fo:font-size="14pt" fo:font-style="normal" style:text-underline-style="none" fo:font-weight="normal" officeooo:rsid="013af147" officeooo:paragraph-rsid="013af147" style:font-size-asian="14pt" style:font-style-asian="normal" style:font-weight-asian="normal" style:font-size-complex="14pt" style:font-style-complex="normal" style:font-weight-complex="normal"/>
    </style:style>
    <style:style style:name="P61" style:family="paragraph" style:parent-style-name="Standard">
      <style:text-properties style:text-position="0% 100%" style:font-name="Liberation Serif" fo:font-size="14pt" fo:font-style="normal" style:text-underline-style="none" fo:font-weight="normal" officeooo:rsid="013b14cf" officeooo:paragraph-rsid="013b14cf" style:font-size-asian="14pt" style:font-style-asian="normal" style:font-weight-asian="normal" style:font-size-complex="14pt" style:font-style-complex="normal" style:font-weight-complex="normal"/>
    </style:style>
    <style:style style:name="P62" style:family="paragraph" style:parent-style-name="Standard">
      <style:text-properties style:text-position="0% 100%" style:font-name="Liberation Serif" fo:font-size="14pt" fo:font-style="normal" style:text-underline-style="none" fo:font-weight="normal" officeooo:rsid="013b1d03" officeooo:paragraph-rsid="013b1d03"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style:font-name="Liberation Serif" fo:font-size="14pt" fo:font-style="normal" style:text-underline-style="none" fo:font-weight="normal" officeooo:rsid="013b1d03" officeooo:paragraph-rsid="01576f64"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style:font-name="Liberation Serif" fo:font-size="14pt" fo:font-style="normal" style:text-underline-style="none" fo:font-weight="normal" officeooo:rsid="013d0bcd" officeooo:paragraph-rsid="013d0bcd"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style:font-name="Liberation Serif" fo:font-size="14pt" fo:font-style="normal" style:text-underline-style="none" fo:font-weight="normal" officeooo:rsid="0141fcd2" officeooo:paragraph-rsid="0141fcd2"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style:font-name="Liberation Serif" fo:font-size="14pt" fo:font-style="normal" style:text-underline-style="none" fo:font-weight="normal" officeooo:rsid="0141fcd2" officeooo:paragraph-rsid="014b2036"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style:font-name="Liberation Serif" fo:font-size="14pt" fo:font-style="normal" style:text-underline-style="none" fo:font-weight="normal" officeooo:rsid="0142db8d" officeooo:paragraph-rsid="0142db8d"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style:font-name="Liberation Serif" fo:font-size="14pt" fo:font-style="normal" style:text-underline-style="none" fo:font-weight="normal" officeooo:rsid="0142db8d" officeooo:paragraph-rsid="0149d2a3"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style:font-name="Liberation Serif" fo:font-size="14pt" fo:font-style="normal" style:text-underline-style="none" fo:font-weight="normal" officeooo:rsid="0142db8d" officeooo:paragraph-rsid="014b2036"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style:font-name="Liberation Serif" fo:font-size="14pt" fo:font-style="normal" style:text-underline-style="none" fo:font-weight="normal" officeooo:rsid="0142db8d" officeooo:paragraph-rsid="014cab70"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style:font-name="Liberation Serif" fo:font-size="14pt" fo:font-style="normal" style:text-underline-style="none" fo:font-weight="normal" officeooo:rsid="0142db8d" officeooo:paragraph-rsid="01591bf7"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style:font-name="Liberation Serif" fo:font-size="14pt" fo:font-style="normal" style:text-underline-style="none" fo:font-weight="normal" officeooo:rsid="01448883" officeooo:paragraph-rsid="01448883"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style:font-name="Liberation Serif" fo:font-size="14pt" fo:font-style="normal" style:text-underline-style="none" fo:font-weight="normal" officeooo:rsid="01448883" officeooo:paragraph-rsid="0149d2a3"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style:font-name="Liberation Serif" fo:font-size="14pt" fo:font-style="normal" style:text-underline-style="none" fo:font-weight="normal" officeooo:rsid="013ed933" officeooo:paragraph-rsid="013d4944"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style:font-name="Liberation Serif" fo:font-size="14pt" fo:font-style="normal" style:text-underline-style="none" fo:font-weight="normal" officeooo:rsid="013ed933" officeooo:paragraph-rsid="013ed933"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style:font-name="Liberation Serif" fo:font-size="14pt" fo:font-style="normal" style:text-underline-style="none" fo:font-weight="normal" officeooo:rsid="013ed933" officeooo:paragraph-rsid="0142db8d"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style:font-name="Liberation Serif" fo:font-size="14pt" fo:font-style="normal" style:text-underline-style="none" fo:font-weight="normal" officeooo:rsid="014b2036" officeooo:paragraph-rsid="014b2036"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style:font-name="Liberation Serif" fo:font-size="14pt" fo:font-style="normal" style:text-underline-style="none" fo:font-weight="normal" officeooo:rsid="014b2036" officeooo:paragraph-rsid="01591bf7"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style:font-name="Liberation Serif" fo:font-size="14pt" fo:font-style="normal" style:text-underline-style="none" fo:font-weight="normal" officeooo:rsid="014b2036" officeooo:paragraph-rsid="01609b62"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style:font-name="Liberation Serif" fo:font-size="14pt" fo:font-style="normal" style:text-underline-style="none" fo:font-weight="normal" officeooo:rsid="014cab70" officeooo:paragraph-rsid="014cab70"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style:font-name="Liberation Serif" fo:font-size="14pt" fo:font-style="normal" style:text-underline-style="none" fo:font-weight="normal" officeooo:rsid="014f841f" officeooo:paragraph-rsid="014f841f"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style:font-name="Liberation Serif" fo:font-size="14pt" fo:font-style="normal" style:text-underline-style="none" fo:font-weight="normal" officeooo:rsid="014f841f" officeooo:paragraph-rsid="01591bf7"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style:font-name="Liberation Serif" fo:font-size="14pt" fo:font-style="normal" style:text-underline-style="none" fo:font-weight="normal" officeooo:rsid="01576f64" officeooo:paragraph-rsid="01576f64"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style:font-name="Liberation Serif" fo:font-size="14pt" fo:font-style="normal" style:text-underline-style="none" fo:font-weight="normal" officeooo:rsid="01591bf7" officeooo:paragraph-rsid="01591bf7"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style:font-name="Liberation Serif" fo:font-size="14pt" fo:font-style="normal" style:text-underline-style="none" fo:font-weight="normal" officeooo:rsid="015c090e" officeooo:paragraph-rsid="015c090e"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style:font-name="Liberation Serif" fo:font-size="14pt" fo:font-style="normal" style:text-underline-style="none" fo:font-weight="normal" officeooo:rsid="015f7cf0" officeooo:paragraph-rsid="015f7cf0"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style:font-name="Liberation Serif" fo:font-size="14pt" fo:font-style="normal" style:text-underline-style="none" fo:font-weight="normal" officeooo:rsid="015f7cf0" officeooo:paragraph-rsid="01609b62"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style:font-name="Liberation Serif" fo:font-size="14pt" fo:font-style="normal" style:text-underline-style="none" fo:font-weight="normal" officeooo:rsid="0161f50d" officeooo:paragraph-rsid="0161f50d"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style:font-name="Liberation Serif" fo:font-size="14pt" fo:font-style="normal" style:text-underline-style="none" fo:font-weight="bold" officeooo:rsid="01352066" officeooo:paragraph-rsid="013d4944" style:font-size-asian="14pt" style:font-style-asian="normal" style:font-weight-asian="bold" style:font-size-complex="14pt" style:font-style-complex="normal" style:font-weight-complex="bold"/>
    </style:style>
    <style:style style:name="P90" style:family="paragraph" style:parent-style-name="Standard">
      <style:text-properties style:text-position="0% 100%" style:font-name="Liberation Serif" fo:font-size="14pt" fo:font-style="normal" style:text-underline-style="none" fo:font-weight="bold" officeooo:rsid="013ed933" officeooo:paragraph-rsid="013ed933" style:font-size-asian="14pt" style:font-style-asian="normal" style:font-weight-asian="bold" style:font-size-complex="14pt" style:font-style-complex="normal" style:font-weight-complex="bold"/>
    </style:style>
    <style:style style:name="P91" style:family="paragraph" style:parent-style-name="Standard">
      <style:text-properties style:text-position="0% 100%" style:font-name="Liberation Serif" fo:font-size="14pt" fo:font-style="normal" style:text-underline-style="none" fo:font-weight="bold" officeooo:rsid="013ed933" officeooo:paragraph-rsid="013f908f" style:font-size-asian="14pt" style:font-style-asian="normal" style:font-weight-asian="bold" style:font-size-complex="14pt" style:font-style-complex="normal" style:font-weight-complex="bold"/>
    </style:style>
    <style:style style:name="P92" style:family="paragraph" style:parent-style-name="Standard">
      <style:text-properties style:text-position="0% 100%" style:font-name="Liberation Serif" fo:font-size="14pt" fo:font-style="normal" style:text-underline-style="none" fo:font-weight="bold" officeooo:rsid="013ed933" officeooo:paragraph-rsid="01405a49" style:font-size-asian="14pt" style:font-style-asian="normal" style:font-weight-asian="bold" style:font-size-complex="14pt" style:font-style-complex="normal" style:font-weight-complex="bold"/>
    </style:style>
    <style:style style:name="P93" style:family="paragraph" style:parent-style-name="Standard">
      <style:text-properties style:text-position="0% 100%" style:font-name="Liberation Serif" fo:font-size="14pt" fo:font-style="normal" style:text-underline-style="none" fo:font-weight="bold" officeooo:rsid="013f908f" officeooo:paragraph-rsid="013f908f" style:font-size-asian="14pt" style:font-style-asian="normal" style:font-weight-asian="bold" style:font-size-complex="14pt" style:font-style-complex="normal" style:font-weight-complex="bold"/>
    </style:style>
    <style:style style:name="P94" style:family="paragraph" style:parent-style-name="Standard">
      <style:text-properties style:text-position="0% 100%" style:font-name="Liberation Serif" fo:font-size="14pt" fo:font-style="normal" style:text-underline-style="none" fo:font-weight="bold" officeooo:rsid="01405a49" officeooo:paragraph-rsid="01405a49" style:font-size-asian="14pt" style:font-style-asian="normal" style:font-weight-asian="bold" style:font-size-complex="14pt" style:font-style-complex="normal" style:font-weight-complex="bold"/>
    </style:style>
    <style:style style:name="P95" style:family="paragraph" style:parent-style-name="Standard">
      <style:text-properties style:text-position="0% 100%" style:font-name="Liberation Serif" fo:font-size="14pt" fo:font-style="normal" style:text-underline-style="none" fo:font-weight="bold" officeooo:rsid="01448883" officeooo:paragraph-rsid="01448883" style:font-size-asian="14pt" style:font-style-asian="normal" style:font-weight-asian="bold" style:font-size-complex="14pt" style:font-style-complex="normal" style:font-weight-complex="bold"/>
    </style:style>
    <style:style style:name="P96" style:family="paragraph" style:parent-style-name="Standard">
      <style:text-properties style:text-position="0% 100%" style:font-name="Liberation Serif" fo:font-size="14pt" fo:font-style="normal" style:text-underline-style="none" fo:font-weight="normal" officeooo:rsid="01609b62" officeooo:paragraph-rsid="01609b62"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style:font-name="Liberation Serif" fo:font-size="14pt" fo:font-style="normal" style:text-underline-style="none" fo:font-weight="normal" officeooo:rsid="0161d549" officeooo:paragraph-rsid="0164f366"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style:font-name="Liberation Serif" fo:font-size="14pt" fo:font-style="normal" style:text-underline-style="none" fo:font-weight="normal" officeooo:rsid="0164f366" officeooo:paragraph-rsid="0164f366"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style:font-name="Liberation Serif" fo:font-size="14pt" fo:font-style="normal" style:text-underline-style="none" fo:font-weight="normal" officeooo:rsid="015c090e" officeooo:paragraph-rsid="015c090e"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style:font-name="Liberation Serif" fo:font-size="14pt" fo:font-style="normal" style:text-underline-style="none" fo:font-weight="normal" officeooo:rsid="0142db8d" officeooo:paragraph-rsid="0166c28b"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style:font-name="Liberation Serif" fo:font-size="14pt" fo:font-style="normal" style:text-underline-style="none" fo:font-weight="normal" officeooo:rsid="0166c28b" officeooo:paragraph-rsid="0166c28b"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style:font-name="Liberation Serif" fo:font-size="14pt" fo:font-style="normal" style:text-underline-style="none" fo:font-weight="normal" officeooo:rsid="0166c28b" officeooo:paragraph-rsid="01675eff"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style:font-name="Liberation Serif" fo:font-size="14pt" fo:font-style="normal" style:text-underline-style="none" fo:font-weight="normal" officeooo:rsid="014b2036" officeooo:paragraph-rsid="0166c28b"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style:font-name="Liberation Serif" fo:font-size="14pt" fo:font-style="normal" style:text-underline-style="none" fo:font-weight="normal" officeooo:rsid="01675eff" officeooo:paragraph-rsid="01675eff"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style:font-name="Liberation Serif" fo:font-size="14pt" fo:font-style="normal" style:text-underline-style="none" fo:font-weight="bold" officeooo:rsid="01675eff" officeooo:paragraph-rsid="01675eff" style:font-size-asian="14pt" style:font-style-asian="normal" style:font-weight-asian="bold" style:font-size-complex="14pt" style:font-style-complex="normal" style:font-weight-complex="bold"/>
    </style:style>
    <style:style style:name="P106" style:family="paragraph" style:parent-style-name="Standard">
      <style:paragraph-properties fo:break-before="page"/>
      <style:text-properties style:text-position="0% 100%" style:font-name="Liberation Serif" fo:font-size="14pt" fo:font-style="normal" style:text-underline-style="none" fo:font-weight="normal" officeooo:rsid="0166c28b" officeooo:paragraph-rsid="01675eff" style:font-size-asian="14pt" style:font-style-asian="normal" style:font-weight-asian="normal" style:font-size-complex="14pt" style:font-style-complex="normal" style:font-weight-complex="normal"/>
    </style:style>
    <style:style style:name="T1" style:family="text">
      <style:text-properties officeooo:rsid="00eb5981"/>
    </style:style>
    <style:style style:name="T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3" style:family="text">
      <style:text-properties style:text-position="0% 100%" style:font-name="Liberation Serif" fo:font-style="normal" style:text-underline-style="none" fo:font-weight="normal" officeooo:rsid="0136fc73"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13b1d03"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13d0bcd"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13ed933"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15d4632"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fo:font-weight="bold" style:font-style-asian="normal" style:font-weight-asian="bold" style:font-style-complex="normal" style:font-weight-complex="bold"/>
    </style:style>
    <style:style style:name="T9" style:family="text">
      <style:text-properties style:text-position="0% 100%" style:font-name="Liberation Serif" fo:font-style="normal" style:text-underline-style="none" fo:font-weight="bold" officeooo:rsid="013b1d03" style:font-style-asian="normal" style:font-weight-asian="bold" style:font-style-complex="normal" style:font-weight-complex="bold"/>
    </style:style>
    <style:style style:name="T10" style:family="text">
      <style:text-properties style:text-position="0% 100%" style:font-name="Liberation Serif"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eedc2e" style:font-weight-asian="normal" style:font-weight-complex="normal"/>
    </style:style>
    <style:style style:name="T13" style:family="text">
      <style:text-properties fo:font-weight="normal" officeooo:rsid="00f18b0d" style:font-weight-asian="normal" style:font-weight-complex="normal"/>
    </style:style>
    <style:style style:name="T14" style:family="text">
      <style:text-properties fo:font-weight="normal" officeooo:rsid="010ddd1f" style:font-weight-asian="normal" style:font-weight-complex="normal"/>
    </style:style>
    <style:style style:name="T15" style:family="text">
      <style:text-properties fo:font-weight="normal" officeooo:rsid="013d4944" style:font-weight-asian="normal" style:font-weight-complex="normal"/>
    </style:style>
    <style:style style:name="T16" style:family="text">
      <style:text-properties fo:font-weight="normal" officeooo:rsid="011332e7" style:font-weight-asian="normal" style:font-weight-complex="normal"/>
    </style:style>
    <style:style style:name="T17" style:family="text">
      <style:text-properties fo:font-weight="normal" officeooo:rsid="013ed933" style:font-weight-asian="normal" style:font-weight-complex="normal"/>
    </style:style>
    <style:style style:name="T18" style:family="text">
      <style:text-properties fo:font-weight="normal" officeooo:rsid="013f908f" style:font-weight-asian="normal" style:font-weight-complex="normal"/>
    </style:style>
    <style:style style:name="T19" style:family="text">
      <style:text-properties fo:font-weight="normal" officeooo:rsid="01405a49" style:font-weight-asian="normal" style:font-weight-complex="normal"/>
    </style:style>
    <style:style style:name="T20" style:family="text">
      <style:text-properties style:font-name="Liberation Serif1"/>
    </style:style>
    <style:style style:name="T21" style:family="text">
      <style:text-properties style:font-name="Liberation Serif1" fo:font-weight="normal" style:font-weight-asian="normal" style:font-weight-complex="normal"/>
    </style:style>
    <style:style style:name="T22" style:family="text">
      <style:text-properties style:font-name="Liberation Serif1" fo:font-weight="normal" officeooo:rsid="00ee30b6" style:font-weight-asian="normal" style:font-weight-complex="normal"/>
    </style:style>
    <style:style style:name="T23" style:family="text">
      <style:text-properties style:font-name="Liberation Serif1" fo:font-weight="normal" officeooo:rsid="00f40b70" style:font-weight-asian="normal" style:font-weight-complex="normal"/>
    </style:style>
    <style:style style:name="T24" style:family="text">
      <style:text-properties style:font-name="Liberation Serif1" officeooo:rsid="0100f1c6"/>
    </style:style>
    <style:style style:name="T25" style:family="text">
      <style:text-properties style:font-name="Liberation Serif1" officeooo:rsid="013af147"/>
    </style:style>
    <style:style style:name="T26" style:family="text">
      <style:text-properties style:font-name="Liberation Serif1" officeooo:rsid="013b1d03"/>
    </style:style>
    <style:style style:name="T27" style:family="text">
      <style:text-properties style:font-name="Liberation Serif"/>
    </style:style>
    <style:style style:name="T28" style:family="text">
      <style:text-properties style:font-name="Liberation Serif" officeooo:rsid="00eedc2e"/>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eedc2e" style:font-weight-asian="normal" style:font-weight-complex="normal"/>
    </style:style>
    <style:style style:name="T31" style:family="text">
      <style:text-properties style:font-name="Liberation Serif" fo:font-weight="normal" officeooo:rsid="00ee30b6" style:font-weight-asian="normal" style:font-weight-complex="normal"/>
    </style:style>
    <style:style style:name="T32" style:family="text">
      <style:text-properties style:font-name="Liberation Serif" fo:font-weight="normal" officeooo:rsid="00f18b0d" style:font-weight-asian="normal" style:font-weight-complex="normal"/>
    </style:style>
    <style:style style:name="T33" style:family="text">
      <style:text-properties style:font-name="Liberation Serif" fo:font-weight="normal" officeooo:rsid="00f21a70" style:font-weight-asian="normal" style:font-weight-complex="normal"/>
    </style:style>
    <style:style style:name="T34" style:family="text">
      <style:text-properties style:font-name="Liberation Serif" fo:font-weight="normal" officeooo:rsid="00f40b70" style:font-weight-asian="normal" style:font-weight-complex="normal"/>
    </style:style>
    <style:style style:name="T35" style:family="text">
      <style:text-properties style:font-name="Liberation Serif" fo:font-weight="normal" officeooo:rsid="00f5ae84" style:font-weight-asian="normal" style:font-weight-complex="normal"/>
    </style:style>
    <style:style style:name="T36" style:family="text">
      <style:text-properties style:font-name="Liberation Serif" fo:font-weight="normal" officeooo:rsid="00fb46ee" style:font-weight-asian="normal" style:font-weight-complex="normal"/>
    </style:style>
    <style:style style:name="T37" style:family="text">
      <style:text-properties style:font-name="Liberation Serif" fo:font-weight="normal" officeooo:rsid="0100f1c6" style:font-weight-asian="normal" style:font-weight-complex="normal"/>
    </style:style>
    <style:style style:name="T38" style:family="text">
      <style:text-properties style:font-name="Liberation Serif" fo:font-weight="normal" officeooo:rsid="0101424a" style:font-weight-asian="normal" style:font-weight-complex="normal"/>
    </style:style>
    <style:style style:name="T39" style:family="text">
      <style:text-properties style:font-name="Liberation Serif" fo:font-weight="normal" officeooo:rsid="0107fccb" style:font-weight-asian="normal" style:font-weight-complex="normal"/>
    </style:style>
    <style:style style:name="T40" style:family="text">
      <style:text-properties style:font-name="Liberation Serif" officeooo:rsid="00f18b0d"/>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10e1447" style:font-weight-asian="bold" style:font-weight-complex="bold"/>
    </style:style>
    <style:style style:name="T43" style:family="text">
      <style:text-properties style:font-name="Liberation Serif" officeooo:rsid="00f40b70"/>
    </style:style>
    <style:style style:name="T44" style:family="text">
      <style:text-properties style:font-name="Liberation Serif" officeooo:rsid="00f5ae84"/>
    </style:style>
    <style:style style:name="T45" style:family="text">
      <style:text-properties style:font-name="Liberation Serif" fo:font-style="normal" fo:font-weight="normal" style:font-style-asian="normal" style:font-weight-asian="normal" style:font-style-complex="normal" style:font-weight-complex="normal"/>
    </style:style>
    <style:style style:name="T46" style:family="text">
      <style:text-properties style:font-name="Liberation Serif" fo:font-style="normal" fo:font-weight="normal" officeooo:rsid="00fb46ee" style:font-style-asian="normal" style:font-weight-asian="normal" style:font-style-complex="normal" style:font-weight-complex="normal"/>
    </style:style>
    <style:style style:name="T47" style:family="text">
      <style:text-properties style:font-name="Liberation Serif" fo:font-style="normal" fo:font-weight="normal" officeooo:rsid="010ddd1f" style:font-style-asian="normal" style:font-weight-asian="normal" style:font-style-complex="normal" style:font-weight-complex="normal"/>
    </style:style>
    <style:style style:name="T48" style:family="text">
      <style:text-properties style:font-name="Liberation Serif" fo:font-style="normal" fo:font-weight="normal" officeooo:rsid="00f18b0d" style:font-style-asian="normal" style:font-weight-asian="normal" style:font-style-complex="normal" style:font-weight-complex="normal"/>
    </style:style>
    <style:style style:name="T49" style:family="text">
      <style:text-properties style:font-name="Liberation Serif" fo:font-style="normal" fo:font-weight="normal" officeooo:rsid="010e60dc" style:font-style-asian="normal" style:font-weight-asian="normal" style:font-style-complex="normal" style:font-weight-complex="normal"/>
    </style:style>
    <style:style style:name="T50" style:family="text">
      <style:text-properties style:font-name="Liberation Serif" fo:font-style="normal" fo:font-weight="normal" officeooo:rsid="01120067" style:font-style-asian="normal" style:font-weight-asian="normal" style:font-style-complex="normal" style:font-weight-complex="normal"/>
    </style:style>
    <style:style style:name="T51" style:family="text">
      <style:text-properties style:font-name="Liberation Serif" fo:font-style="normal" fo:font-weight="normal" officeooo:rsid="013af147" style:font-style-asian="normal" style:font-weight-asian="normal" style:font-style-complex="normal" style:font-weight-complex="normal"/>
    </style:style>
    <style:style style:name="T52" style:family="text">
      <style:text-properties style:font-name="Liberation Serif" fo:font-style="normal" style:font-style-asian="normal" style:font-style-complex="normal"/>
    </style:style>
    <style:style style:name="T53" style:family="text">
      <style:text-properties style:font-name="Liberation Serif" fo:font-style="normal" officeooo:rsid="010ddd1f" style:font-style-asian="normal" style:font-style-complex="normal"/>
    </style:style>
    <style:style style:name="T54" style:family="text">
      <style:text-properties style:font-name="Liberation Serif" officeooo:rsid="0100f1c6"/>
    </style:style>
    <style:style style:name="T55" style:family="text">
      <style:text-properties style:font-name="Liberation Serif" officeooo:rsid="010e1447"/>
    </style:style>
    <style:style style:name="T56" style:family="text">
      <style:text-properties style:font-name="Liberation Serif" officeooo:rsid="01120067"/>
    </style:style>
    <style:style style:name="T57" style:family="text">
      <style:text-properties style:font-name="Liberation Serif" officeooo:rsid="013af147"/>
    </style:style>
    <style:style style:name="T58" style:family="text">
      <style:text-properties officeooo:rsid="00eedc2e"/>
    </style:style>
    <style:style style:name="T59" style:family="text">
      <style:text-properties officeooo:rsid="00f18b0d"/>
    </style:style>
    <style:style style:name="T60" style:family="text">
      <style:text-properties fo:font-weight="bold" style:font-weight-asian="bold" style:font-weight-complex="bold"/>
    </style:style>
    <style:style style:name="T61" style:family="text">
      <style:text-properties fo:font-weight="bold" officeooo:rsid="013d0bcd" style:font-weight-asian="bold" style:font-weight-complex="bold"/>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size="20pt" fo:font-weight="bold" officeooo:rsid="012ac024" style:font-size-asian="20pt" style:font-weight-asian="bold" style:font-size-complex="20pt" style:font-weight-complex="bold"/>
    </style:style>
    <style:style style:name="T64" style:family="text">
      <style:text-properties fo:font-size="20pt" fo:font-weight="bold" officeooo:rsid="013af147" style:font-size-asian="20pt" style:font-weight-asian="bold" style:font-size-complex="20pt" style:font-weight-complex="bold"/>
    </style:style>
    <style:style style:name="T65" style:family="text">
      <style:text-properties fo:font-size="20pt" fo:font-weight="bold" officeooo:rsid="013b1d03" style:font-size-asian="20pt" style:font-weight-asian="bold" style:font-size-complex="20pt" style:font-weight-complex="bold"/>
    </style:style>
    <style:style style:name="T66" style:family="text">
      <style:text-properties fo:font-size="20pt" fo:font-weight="bold" officeooo:rsid="0141fcd2" style:font-size-asian="20pt" style:font-weight-asian="bold" style:font-size-complex="20pt" style:font-weight-complex="bold"/>
    </style:style>
    <style:style style:name="T67" style:family="text">
      <style:text-properties fo:font-size="20pt" fo:font-weight="bold" officeooo:rsid="01576f64" style:font-size-asian="20pt" style:font-weight-asian="bold" style:font-size-complex="20pt" style:font-weight-complex="bold"/>
    </style:style>
    <style:style style:name="T68" style:family="text">
      <style:text-properties fo:font-size="20pt" fo:font-weight="bold" officeooo:rsid="015c090e" style:font-size-asian="20pt" style:font-weight-asian="bold" style:font-size-complex="20pt" style:font-weight-complex="bold"/>
    </style:style>
    <style:style style:name="T69" style:family="text">
      <style:text-properties fo:font-size="20pt" fo:font-weight="bold" officeooo:rsid="015f7cf0" style:font-size-asian="20pt" style:font-weight-asian="bold" style:font-size-complex="20pt" style:font-weight-complex="bold"/>
    </style:style>
    <style:style style:name="T70" style:family="text">
      <style:text-properties officeooo:rsid="00fb46ee"/>
    </style:style>
    <style:style style:name="T71" style:family="text">
      <style:text-properties officeooo:rsid="010ddd1f"/>
    </style:style>
    <style:style style:name="T72" style:family="text">
      <style:text-properties fo:font-style="italic" fo:font-weight="normal" officeooo:rsid="010ddd1f" style:font-style-asian="italic" style:font-weight-asian="normal" style:font-style-complex="italic" style:font-weight-complex="normal"/>
    </style:style>
    <style:style style:name="T73" style:family="text">
      <style:text-properties fo:font-style="italic" officeooo:rsid="0161d549" style:font-style-asian="italic" style:font-style-complex="italic"/>
    </style:style>
    <style:style style:name="T74" style:family="text">
      <style:text-properties fo:font-style="normal" fo:font-weight="normal" officeooo:rsid="010ddd1f" style:font-style-asian="normal" style:font-weight-asian="normal" style:font-style-complex="normal" style:font-weight-complex="normal"/>
    </style:style>
    <style:style style:name="T75" style:family="text">
      <style:text-properties officeooo:rsid="010e1447"/>
    </style:style>
    <style:style style:name="T76" style:family="text">
      <style:text-properties officeooo:rsid="01105ef3"/>
    </style:style>
    <style:style style:name="T77" style:family="text">
      <style:text-properties officeooo:rsid="01120067"/>
    </style:style>
    <style:style style:name="T78" style:family="text">
      <style:text-properties style:text-position="super 58%"/>
    </style:style>
    <style:style style:name="T79" style:family="text">
      <style:text-properties style:text-position="super 58%" style:font-name="Liberation Serif" fo:font-style="normal" style:text-underline-style="none" fo:font-weight="normal" style:font-style-asian="normal" style:font-weight-asian="normal" style:font-style-complex="normal" style:font-weight-complex="normal"/>
    </style:style>
    <style:style style:name="T80" style:family="text">
      <style:text-properties style:text-position="super 58%" style:font-name="Liberation Serif" fo:font-style="normal" style:text-underline-style="none" fo:font-weight="normal" officeooo:rsid="013b1d03" style:font-style-asian="normal" style:font-weight-asian="normal" style:font-style-complex="normal" style:font-weight-complex="normal"/>
    </style:style>
    <style:style style:name="T81" style:family="text">
      <style:text-properties style:text-position="super 58%" style:font-name="Liberation Serif" fo:font-style="normal" style:text-underline-style="none" fo:font-weight="normal" officeooo:rsid="015d4632" style:font-style-asian="normal" style:font-weight-asian="normal" style:font-style-complex="normal" style:font-weight-complex="normal"/>
    </style:style>
    <style:style style:name="T82" style:family="text">
      <style:text-properties style:text-position="super 58%" officeooo:rsid="013ed933"/>
    </style:style>
    <style:style style:name="T83" style:family="text">
      <style:text-properties style:text-position="super 58%" fo:font-weight="normal" style:font-weight-asian="normal" style:font-weight-complex="normal"/>
    </style:style>
    <style:style style:name="T84" style:family="text">
      <style:text-properties style:text-position="super 58%" fo:font-weight="normal" officeooo:rsid="01405a49" style:font-weight-asian="normal" style:font-weight-complex="normal"/>
    </style:style>
    <style:style style:name="T85" style:family="text">
      <style:text-properties style:text-position="super 58%" officeooo:rsid="01405a49"/>
    </style:style>
    <style:style style:name="T86" style:family="text">
      <style:text-properties style:text-position="super 58%" officeooo:rsid="015d4632"/>
    </style:style>
    <style:style style:name="T87" style:family="text">
      <style:text-properties style:text-position="super 58%" officeooo:rsid="0163e880"/>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13d4944"/>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style:text-underline-style="solid" style:text-underline-width="auto" style:text-underline-color="font-color" fo:font-weight="normal" officeooo:rsid="013d4944" style:font-weight-asian="normal" style:font-weight-complex="normal"/>
    </style:style>
    <style:style style:name="T92" style:family="text">
      <style:text-properties style:text-underline-style="solid" style:text-underline-width="auto" style:text-underline-color="font-color" fo:font-weight="normal" officeooo:rsid="013f908f" style:font-weight-asian="normal" style:font-weight-complex="normal"/>
    </style:style>
    <style:style style:name="T93" style:family="text">
      <style:text-properties style:text-underline-style="solid" style:text-underline-width="auto" style:text-underline-color="font-color" fo:font-weight="normal" officeooo:rsid="011332e7" style:font-weight-asian="normal" style:font-weight-complex="normal"/>
    </style:style>
    <style:style style:name="T94" style:family="text">
      <style:text-properties style:text-underline-style="solid" style:text-underline-width="auto" style:text-underline-color="font-color" fo:font-weight="normal" officeooo:rsid="013ed933" style:font-weight-asian="normal" style:font-weight-complex="normal"/>
    </style:style>
    <style:style style:name="T95" style:family="text">
      <style:text-properties style:text-underline-style="solid" style:text-underline-width="auto" style:text-underline-color="font-color" officeooo:rsid="01405a49"/>
    </style:style>
    <style:style style:name="T96" style:family="text">
      <style:text-properties style:text-underline-style="solid" style:text-underline-width="auto" style:text-underline-color="font-color" officeooo:rsid="013f908f"/>
    </style:style>
    <style:style style:name="T97" style:family="text">
      <style:text-properties style:text-underline-style="solid" style:text-underline-width="auto" style:text-underline-color="font-color" officeooo:rsid="0142db8d"/>
    </style:style>
    <style:style style:name="T98" style:family="text">
      <style:text-properties style:text-underline-style="solid" style:text-underline-width="auto" style:text-underline-color="font-color" officeooo:rsid="0149d2a3"/>
    </style:style>
    <style:style style:name="T99" style:family="text">
      <style:text-properties style:text-underline-style="solid" style:text-underline-width="auto" style:text-underline-color="font-color" fo:font-weight="bold" style:font-weight-asian="bold" style:font-weight-complex="bold"/>
    </style:style>
    <style:style style:name="T100" style:family="text">
      <style:text-properties style:text-underline-style="solid" style:text-underline-width="auto" style:text-underline-color="font-color" fo:font-weight="bold" officeooo:rsid="0161f50d" style:font-weight-asian="bold" style:font-weight-complex="bold"/>
    </style:style>
    <style:style style:name="T101" style:family="text">
      <style:text-properties style:text-underline-style="solid" style:text-underline-width="auto" style:text-underline-color="font-color" fo:font-weight="bold" officeooo:rsid="01675eff" style:font-weight-asian="bold" style:font-weight-complex="bold"/>
    </style:style>
    <style:style style:name="T102" style:family="text">
      <style:text-properties style:text-underline-style="solid" style:text-underline-width="auto" style:text-underline-color="font-color" officeooo:rsid="0161f50d"/>
    </style:style>
    <style:style style:name="T103" style:family="text">
      <style:text-properties style:text-underline-style="solid" style:text-underline-width="auto" style:text-underline-color="font-color" officeooo:rsid="0163e880"/>
    </style:style>
    <style:style style:name="T104" style:family="text">
      <style:text-properties style:text-underline-style="solid" style:text-underline-width="auto" style:text-underline-color="font-color" officeooo:rsid="0164f366"/>
    </style:style>
    <style:style style:name="T105" style:family="text">
      <style:text-properties style:text-underline-style="solid" style:text-underline-width="auto" style:text-underline-color="font-color" officeooo:rsid="014b2036"/>
    </style:style>
    <style:style style:name="T106" style:family="text">
      <style:text-properties style:text-underline-style="solid" style:text-underline-width="auto" style:text-underline-color="font-color" officeooo:rsid="01675eff"/>
    </style:style>
    <style:style style:name="T107" style:family="text">
      <style:text-properties officeooo:rsid="013af147"/>
    </style:style>
    <style:style style:name="T108" style:family="text">
      <style:text-properties officeooo:rsid="013b14cf"/>
    </style:style>
    <style:style style:name="T109" style:family="text">
      <style:text-properties officeooo:rsid="013b1d03"/>
    </style:style>
    <style:style style:name="T110" style:family="text">
      <style:text-properties officeooo:rsid="013d4944"/>
    </style:style>
    <style:style style:name="T111" style:family="text">
      <style:text-properties officeooo:rsid="013ed933"/>
    </style:style>
    <style:style style:name="T112" style:family="text">
      <style:text-properties officeooo:rsid="013f908f"/>
    </style:style>
    <style:style style:name="T113" style:family="text">
      <style:text-properties officeooo:rsid="01405a49"/>
    </style:style>
    <style:style style:name="T114" style:family="text">
      <style:text-properties officeooo:rsid="0142db8d"/>
    </style:style>
    <style:style style:name="T115" style:family="text">
      <style:text-properties officeooo:rsid="01448883"/>
    </style:style>
    <style:style style:name="T116" style:family="text">
      <style:text-properties officeooo:rsid="01464ee9"/>
    </style:style>
    <style:style style:name="T117" style:family="text">
      <style:text-properties officeooo:rsid="0149d2a3"/>
    </style:style>
    <style:style style:name="T118" style:family="text">
      <style:text-properties officeooo:rsid="014b2036"/>
    </style:style>
    <style:style style:name="T119" style:family="text">
      <style:text-properties officeooo:rsid="014cab70"/>
    </style:style>
    <style:style style:name="T120" style:family="text">
      <style:text-properties officeooo:rsid="01515e7d"/>
    </style:style>
    <style:style style:name="T121" style:family="text">
      <style:text-properties officeooo:rsid="01591bf7"/>
    </style:style>
    <style:style style:name="T122" style:family="text">
      <style:text-properties fo:font-size="18pt" fo:font-weight="bold" style:font-size-asian="18pt" style:font-weight-asian="bold" style:font-size-complex="18pt" style:font-weight-complex="bold"/>
    </style:style>
    <style:style style:name="T123" style:family="text">
      <style:text-properties fo:font-size="18pt" fo:font-weight="bold" officeooo:rsid="014b2036" style:font-size-asian="18pt" style:font-weight-asian="bold" style:font-size-complex="18pt" style:font-weight-complex="bold"/>
    </style:style>
    <style:style style:name="T124" style:family="text">
      <style:text-properties officeooo:rsid="015a92b6"/>
    </style:style>
    <style:style style:name="T125" style:family="text">
      <style:text-properties officeooo:rsid="015a92b6" style:font-size-asian="12.25pt"/>
    </style:style>
    <style:style style:name="T126" style:family="text">
      <style:text-properties officeooo:rsid="015d4632"/>
    </style:style>
    <style:style style:name="T127" style:family="text">
      <style:text-properties officeooo:rsid="01609b62"/>
    </style:style>
    <style:style style:name="T128" style:family="text">
      <style:text-properties officeooo:rsid="0161d549"/>
    </style:style>
    <style:style style:name="T129" style:family="text">
      <style:text-properties officeooo:rsid="0161f50d"/>
    </style:style>
    <style:style style:name="T130" style:family="text">
      <style:text-properties officeooo:rsid="0163e880"/>
    </style:style>
    <style:style style:name="T131" style:family="text">
      <style:text-properties officeooo:rsid="0164f366"/>
    </style:style>
    <style:style style:name="T132" style:family="text">
      <style:text-properties officeooo:rsid="0166c28b"/>
    </style:style>
    <style:style style:name="T133" style:family="text">
      <style:text-properties officeooo:rsid="01675e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ensor Condense</text:span>.</text:p>
      <text:p text:style-name="P1">Richard Parker <text:span text:style-name="T130">7.10</text:span>.201<text:span text:style-name="T1">8</text:span></text:p>
      <text:p text:style-name="P22"/>
      <text:p text:style-name="P29">Section 1 – Introduction</text:p>
      <text:p text:style-name="P4"/>
      <text:p text:style-name="P10">This document describes what I know so far about the upcoming &lt;tensor condense&gt; functionality, which I hope will be included in meataxe64 in the coming weeks or months. <text:s/></text:p>
      <text:p text:style-name="P13">The overall idea is that the representations of a group G is studied using the norm-element of an arbitrary subgroup H of G, generalizing to the non-p' case from Lux-Wiegelmann and Lux-Neunhoeffer-Noeske, which deal with the case where H is a p' group (where p is the characteristic of the field). <text:s/>The case of a more general group-algebra element K is not considered here, partly because it <text:span text:style-name="T107">may be </text:span>different in important ways, and partly because, as Thackray observes, it is likely to result in larger condensed modules most of the time.</text:p>
      <text:p text:style-name="P5"/>
      <text:p text:style-name="P7">The starting point is, therefore, that we wish to <text:span text:style-name="T59">condense the representation </text:span><text:span text:style-name="T21">σ</text:span><text:span text:style-name="T32"> </text:span><text:span text:style-name="T34">(</text:span><text:span text:style-name="T32">= </text:span><text:span text:style-name="T20">σ</text:span><text:span text:style-name="T27">1 </text:span><text:span text:style-name="T40">tensor </text:span><text:span text:style-name="T20">σ</text:span><text:span text:style-name="T27">2</text:span><text:span text:style-name="T43">)</text:span><text:span text:style-name="T27"> of our group G with the norm element K of H, wh</text:span><text:span text:style-name="T40">ere the order of H is not </text:span><text:span text:style-name="T27">assumed co</text:span><text:span text:style-name="T43">-</text:span><text:span text:style-name="T27">prime to the characteristic</text:span><text:span text:style-name="T43"> of the underlying field</text:span><text:span text:style-name="T27">.</text:span></text:p>
      <text:p text:style-name="P32"/>
      <text:p text:style-name="P8"><text:span text:style-name="T27">Condensation in this context means that we take the image of K, and then act </text:span><text:span text:style-name="T28">on this space </text:span><text:span text:style-name="T27">by </text:span><text:span text:style-name="T20">σ</text:span><text:span text:style-name="T27">(g).K for various selected g, in the hopes that the structure of this module will throw some light on the structure of </text:span><text:span text:style-name="T20">σ</text:span><text:span text:style-name="T27">.</text:span><text:span text:style-name="T54"> <text:s/>We aim to do this without actually making the representation </text:span><text:span text:style-name="T20">σ</text:span><text:span text:style-name="T24">, which in interesting cases would be far too large to work with directly.</text:span><text:span text:style-name="T25"> <text:s/>The main point is to take the tensor product as the space of (in general) rectangular matrices with <text:s/></text:span><text:span text:style-name="T20">σ</text:span><text:span text:style-name="T27">1</text:span><text:span text:style-name="T57">(g) acting on the left and </text:span><text:span text:style-name="T20">σ</text:span><text:span text:style-name="T27">2</text:span><text:span text:style-name="T57">(g)' (transpose) acting on the right.</text:span></text:p>
      <text:p text:style-name="P6"/>
      <text:p text:style-name="P6">The example used to provide guidance is to do a tensor-condense of an 86,??? x 46,??? (of J4) using L2(23)<text:span text:style-name="T77"> (</text:span>of order 6072<text:span text:style-name="T77">)</text:span> as H in characteristic 2. <text:s/>I have no indications that this would provide useful information, but it is hoped that real-life cases will resemble this sufficiently closely that decisions based on this rough scale will prove robust enough . . . for now, at least.</text:p>
      <text:p text:style-name="P6"/>
      <text:p text:style-name="P9">Before all this starts, one must chose G, H, <text:s/><text:span text:style-name="T22">σ</text:span><text:span text:style-name="T31">1</text:span><text:span text:style-name="T29">, <text:s/></text:span><text:span text:style-name="T22">σ</text:span><text:span text:style-name="T29">2 and make them explicit</text:span><text:span text:style-name="T34">, and afterwards analyze the structure of this condensed module to determine facts about </text:span><text:span text:style-name="T22">σ</text:span><text:span text:style-name="T23">.</text:span><text:span text:style-name="T29"> <text:s/>All this lies outside the scope of this document.</text:span></text:p>
      <text:p text:style-name="P6"/>
      <text:p text:style-name="P6">The current strategy consists of <text:span text:style-name="T58">four</text:span> steps.</text:p>
      <text:p text:style-name="P6"/>
      <text:p text:style-name="P23"><text:span text:style-name="T58">1. D</text:span>ecompose<text:span text:style-name="T11"> the </text:span><text:span text:style-name="T13">restriction to H of the </text:span><text:span text:style-name="T11">re</text:span><text:span text:style-name="T12">presentations </text:span><text:span text:style-name="T21">σ</text:span><text:span text:style-name="T29">1 </text:span><text:span text:style-name="T30">and </text:span><text:span text:style-name="T21">σ</text:span><text:span text:style-name="T30">2 as much as possible.</text:span><text:span text:style-name="T32"> <text:s/>This must be explicit - a basis must be found such that the representations (of the restriction) exhibit </text:span><text:soft-page-break/><text:span text:style-name="T32">the decompos</text:span><text:span text:style-name="T34">i</text:span><text:span text:style-name="T32">tion.</text:span><text:span text:style-name="T36"> <text:s/>It should be remarked here that </text:span><text:span text:style-name="T39">probably </text:span><text:span text:style-name="T36">only "best efforts" are made - it may well be that some of the summands could be further decomposed, but it is sufficient to decompose the representation into small parts - it is not essential</text:span><text:span text:style-name="T46"> that the summands </text:span><text:span text:style-name="T50">be</text:span><text:span text:style-name="T46"> indecomposable.</text:span><text:span text:style-name="T51"> <text:s/>It may be that the time saved by further decomposition is less than the time spend finding that decomposition.</text:span></text:p>
      <text:p text:style-name="P37"/>
      <text:p text:style-name="P25"><text:span text:style-name="T46">T</text:span><text:span text:style-name="T45">he first step </text:span><text:span text:style-name="T47">is to choose elements of the group algebra, and then choose null-vectors of both this matrix and its transpose, spin them up and hope that this yields a decomposition of the space. <text:s/>This subject will be examined in more detail in section </text:span><text:span text:style-name="T51">2</text:span><text:span text:style-name="T47">.</text:span></text:p>
      <text:p text:style-name="P39"/>
      <text:p text:style-name="P38"><text:span text:style-name="T71">A second step is the computation of </text:span>class sums<text:span text:style-name="T71"> to separate the blocks. <text:s/>This is further considered in section 3.</text:span></text:p>
      <text:p text:style-name="P38"/>
      <text:p text:style-name="P28"><text:span text:style-name="T52">Finally it may be appropriate to consider more powerful methods of decomposition if some of the resulting summands are still too large.</text:span><text:span text:style-name="T53"> <text:s/>Fingerprints may help here.</text:span></text:p>
      <text:p text:style-name="P33"/>
      <text:p text:style-name="P47"><text:span text:style-name="T70">2</text:span>. <text:span text:style-name="T71">Change the basis to simplify and speed up the tensor condense operation.</text:span><text:span text:style-name="T11"> </text:span><text:span text:style-name="T14"><text:s/>The first stage is to identify isomorphic summands and to arrange that they appear together. <text:s/>Another step is to change the basis </text:span><text:span text:style-name="T72">within</text:span><text:span text:style-name="T74"> a module (all at once!) to provide yet further simplification and speed to the last step.</text:span></text:p>
      <text:p text:style-name="P36"/>
      <text:p text:style-name="P36">Much of the work depends only on the isomorphism class of the summands. <text:s/>It is not sufficient, however, that the summands be isomorphic - the matrices must be identical. <text:s/>Rank fingerprints can be used to separate summands that are not isomorphic, after which the use of the standard basis, and possibly hashing, can be used to try to transform summands into a basis where the matrices are identical. <text:s/>Again, only best efforts are needed here - it is not essential that the summands treaded as of different isomorphism classes are non-isomorphic, as all that matters is that the number of classes found is fairly small.</text:p>
      <text:p text:style-name="P33"/>
      <text:p text:style-name="P24"><text:span text:style-name="T55">3</text:span><text:span text:style-name="T27">. </text:span><text:span text:style-name="T44">C</text:span><text:span text:style-name="T27">omputation of the </text:span><text:span text:style-name="T56">Image of K and the map onto it</text:span><text:span text:style-name="T27">.</text:span><text:span text:style-name="T29"> <text:s/></text:span><text:span text:style-name="T37">G</text:span><text:span text:style-name="T29">iven</text:span><text:span text:style-name="T34"> two</text:span><text:span text:style-name="T29"> </text:span><text:span text:style-name="T34">isomorphism classes of </text:span><text:span text:style-name="T37">(H) </text:span><text:span text:style-name="T34">summands</text:span><text:span text:style-name="T29"> C (of </text:span><text:span text:style-name="T22">σ</text:span><text:span text:style-name="T31">1</text:span><text:span text:style-name="T29">) and D (</text:span><text:span text:style-name="T21">of </text:span><text:span text:style-name="T22">σ</text:span><text:span text:style-name="T29">2), we wish to compute (possibly indirectly) the map CxD(K), </text:span><text:span text:style-name="T34">to </text:span><text:span text:style-name="T29">take a fixed (but initially arbitrary) basis for the image space, and </text:span><text:span text:style-name="T34">to </text:span><text:span text:style-name="T29">compute the map - for each row of CxD(K), which element, in this basis, the row is. <text:s/>The output of this procedure is, for every pair of (isomorphism class of) indecomposables C,D, two </text:span><text:span text:style-name="T38">3-tensors</text:span><text:span text:style-name="T29"> X (giving the explicit vectors of the basis for the image space) and Y (giving the map from CxD onto this image space).</text:span><text:span text:style-name="T33"> <text:s/>X and Y indexed by two variables from C and D and a third being the basis vector of the image space. <text:s/></text:span><text:span text:style-name="T38">It is not clear at this stage which order of the three variables suits later work best.</text:span></text:p>
      <text:p text:style-name="P34"/>
      <text:p text:style-name="P11"><text:span text:style-name="T42">4</text:span><text:span text:style-name="T41">. Performing the direct condense for an element g.</text:span><text:span text:style-name="T29"> <text:s/>The input to this procedure are the two matrices </text:span><text:span text:style-name="T22">σ</text:span><text:span text:style-name="T31">1</text:span><text:span text:style-name="T29">(g) and </text:span><text:span text:style-name="T22">σ</text:span><text:span text:style-name="T29">2(g), transformed into the basis chosen by steps 1 and 2, and the </text:span><text:span text:style-name="T38">3-tensors</text:span><text:span text:style-name="T29"> X and Y for all pairs of isomorphism classes, one from </text:span><text:span text:style-name="T22">σ</text:span><text:span text:style-name="T31">1 </text:span><text:span text:style-name="T29">and one from </text:span><text:span text:style-name="T22">σ</text:span><text:span text:style-name="T29">2. <text:s/>There are a huge potential number of ways of approaching this, since it </text:span><text:span text:style-name="T35">consists of </text:span><text:span text:style-name="T29">approximately ten nested for-</text:span><text:soft-page-break/><text:span text:style-name="T29">loops (giving 10! </text:span><text:span text:style-name="T32">= 3,628,800 different possible programs). <text:s/>The choice </text:span><text:span text:style-name="T35">must</text:span><text:span text:style-name="T32"> presumably </text:span><text:span text:style-name="T35">be </text:span><text:span text:style-name="T32">made on the basis of utilizing the fast large-scale operations (particularly matrix multiplication) that have been the subject of so much work in meataxe64</text:span><text:span text:style-name="T35"> and avoiding needless repetition of work</text:span><text:span text:style-name="T32">. <text:s/>The output is the action of </text:span><text:span text:style-name="T22">σ</text:span><text:span text:style-name="T32">(g).K on the image of K.</text:span></text:p>
      <text:p text:style-name="P35"/>
      <text:p text:style-name="P30">Section <text:span text:style-name="T75">2</text:span> – <text:span text:style-name="T71">Initial decompostion.</text:span></text:p>
      <text:p text:style-name="P12"/>
      <text:p text:style-name="P26"><text:span text:style-name="T48">M</text:span><text:span text:style-name="T45">eataxe decomposition is a simple procedure that, as far as I know, has not been spotted before, even though it is entirely in line with the ideas and methods we have been using for 40 years now.</text:span></text:p>
      <text:p text:style-name="P40"/>
      <text:p text:style-name="P40">The idea is to take an element of the group algebra F, and to compute two null-spaces - the null space of F itself and the null-space of its transpose. <text:s/>A vector is selected somehow in each of these two null-spaces and spun up under the generators (or their transposes in the transpose case). <text:s/>The hope is that the space, and the null-space of the transpose space, form a direct sum decomposition. <text:s/>A simple first case of this is to choose random vectors to spin up (i.e. to start by using F=0) which may well decompose off regular representations. <text:s/>Later we will want to use better algebra elements F - frequently peak-words - to split of individual projectives. <text:s/>Modules containing no projectives will usually be harder to decompose in this way, and the method may run out of steam.</text:p>
      <text:p text:style-name="P40"/>
      <text:p text:style-name="P44">Issue 1. <text:s/>How do we find peak-words.</text:p>
      <text:p text:style-name="P40">This is basically a filtering operation, but things vary hugely with the size of the field. <text:s/>Mod 2, the problem is usually that millions of algebra elements must be tried, whereas for very large fields very few algebra elements need be tried since the Holt/Rees trick can be used.</text:p>
      <text:p text:style-name="P40"/>
      <text:p text:style-name="P44">Issue 2. <text:s/>How do we apply peak-words.</text:p>
      <text:p text:style-name="P26"><text:span text:style-name="T45">The natural method here is to use a Straight Line Program (either a program or a shell script), needing multiply, add, scalar multiplication, generate identity and not much else. <text:s/>(Notice that "power" is frequently used in the Atlas of group representations so should be included here also). <text:s/>This necessitates some sort of interface between issues 1 and 2 so that peak-words (probably named by numerical identifiers) can be converted into Straight Line Programs</text:span><text:span text:style-name="T49">.</text:span></text:p>
      <text:p text:style-name="P41"/>
      <text:p text:style-name="P45">Issue 3. <text:s/>Automating decomposition.</text:p>
      <text:p text:style-name="P42">There are several steps involved in decomposing using these methods, probably needing both programs and shell-scripts. <text:s/>These must be designed and produced. <text:s/>Also the decomposition process is iterative, yet ultimately we want the basis that does the entire decomposition. <text:s/>Notice also that we know things about the summands - known to be projective, standard basis, which peak-word was used etc. making it tempting to pass this data onwards.</text:p>
      <text:p text:style-name="P42"/>
      <text:p text:style-name="P31">Section <text:span text:style-name="T76">3</text:span> – <text:span text:style-name="T71">Computation of class sums.</text:span></text:p>
      <text:p text:style-name="P14"/>
      <text:p text:style-name="P43">For the computation of class sums, needed to decompose representation into blocks, the <text:soft-page-break/>Straight Line Program (involving conjugations and additions) can reduce the work considerably. <text:s/>Of particular interest is to use factorizations of the group. <text:s/>As a simple example, we may take the sum of the elements of order 3 in A5, which at first sight requires the computation of twenty elements to add up. <text:s/>In fact we can factorize A5 as C5 and A4, and by carefully adding up four elements of order 3 in A4, namely (123) (132) (124) (142) we can readily see that this sum under its five images under (12345) yields the correct sum.</text:p>
      <text:p text:style-name="P43"/>
      <text:p text:style-name="P46">Issue 4. <text:s/>Automate the production of Straight Line Programs for class sums.</text:p>
      <text:p text:style-name="P43">I have so far little idea as to how to do this, but feel that the use of permutations and Schreier/Sims methods with base and strong generating sets can help somehow.</text:p>
      <text:p text:style-name="P43"/>
      <text:p text:style-name="P15"><text:span text:style-name="T62">Section </text:span><text:span text:style-name="T63">4</text:span><text:span text:style-name="T62"> – </text:span><text:span text:style-name="T64">Initial analysis</text:span><text:span text:style-name="T63">.</text:span></text:p>
      <text:p text:style-name="P48"/>
      <text:p text:style-name="P60">We assume that we are given two representations M and N of G and a subgroup H and wish to condense the tensor product M x N with the norm element <text:span text:style-name="T108">K </text:span>of H. <text:s/>We further suppose that we have found a basis exhibiting the decomposition of M (respectively N) restricted to H as a direct sum of summands.<text:span text:style-name="T108"> <text:s/>In general, we hope that the summands that occur do so with considerable multiplicity, so that we can gain be doing some of the work on the isomorphism class rather than for each individual summand.</text:span></text:p>
      <text:p text:style-name="P60"/>
      <text:p text:style-name="P61">We then cut up (as least in our imaginations) the matrix M(g) (respectively N(g)) into pieces in both directions according to that decomposition . . . we denote this as M(AB)[ai,bj] where A,B are isomorphism classes of summands of M, a is a particular summand of type a and b of type B, and i indexes the basis elements of A and j indexes the basis elements of B. <text:s/>N similarly yields N(CD)[ck,dl].</text:p>
      <text:p text:style-name="P61"/>
      <text:p text:style-name="P61">We then need to know where (M tensor N).K sends a basis element from the image of K.</text:p>
      <text:p text:style-name="P61"/>
      <text:p text:style-name="P61">[I probably need to explain this bit better. <text:s/>One can see that the middle (M and N parts) give the tensor product. <text:s/>I hope to show later that X does indeed give the basis for the image of K and Y gives the map onto that image. <text:s/>U is ultimately transformed into a matrix whose rows are indexed by acr (two row-like tensor factors and the image of K on them) and whose columns are similarly indexed by bds]</text:p>
      <text:p text:style-name="P61"/>
      <text:p text:style-name="P49">U(ABCD)[<text:span text:style-name="T88">acrbds</text:span>]=<text:span text:style-name="T26">Σ</text:span><text:span text:style-name="T109">ijkl X</text:span>(AC)[<text:span text:style-name="T88">ikr</text:span>].M(AB)[<text:span text:style-name="T88">abij</text:span>].N(CD)[<text:span text:style-name="T88">cdkl</text:span>].Y(BD)[<text:span text:style-name="T88">jls</text:span>]</text:p>
      <text:p text:style-name="P49"/>
      <text:p text:style-name="P18"><text:span text:style-name="T62">Section </text:span><text:span text:style-name="T65">5</text:span><text:span text:style-name="T62"> – </text:span><text:span text:style-name="T68">Some detailed points to consider early</text:span><text:span text:style-name="T67">.</text:span></text:p>
      <text:p text:style-name="P58"/>
      <text:p text:style-name="P83">It is far from clear so far how big a problem the running of the tensor-condense program is going to be. <text:s/>It is going to be too memory-hungry? <text:s/>It there are need to use multiple cores? <text:s/>Both of these may well depend on the problems to which it will be applied, but it probably makes sense at this stage to make some attempt at minimizing the memory usage and to utilize multiple cores on the basis that - whatever I imaging the use-cases to be, it may well be useful <text:soft-page-break/>to operate outside that comfort zone for reasons currently unknown to me.</text:p>
      <text:p text:style-name="P83"/>
      <text:p text:style-name="P83">In general, meataxe64 often works with matrices in memory but there are considerable moves already in design and even in implementation to remove this restriction, making it appropriate to try (at least) to produce condensed matrices larger than the memory of the computer producing them (though probably not that much larger). <text:s/>This suggests that, for the production part, the very outside loop should be over A - the isomorphism class of summand indexing the rows.</text:p>
      <text:p text:style-name="P83"/>
      <text:p text:style-name="P83">Looking now at the scale of the multiplications expected in the typical use-case, it needs 10<text:span text:style-name="T78">16</text:span> elementary operations to produce a matrix of 10<text:span text:style-name="T78">12</text:span> entries. <text:s/>This is because the matrix multiplications only involve two of the four isomorphism classes of summand, so that the block decomposition into these reduces the work compared to a full-size matrix multiplication. <text:s/><text:span text:style-name="T121">Hence we can reasonably expect that tensor condense to produce a matrix should run a lot faster than a matrix multiplication at that size - 100 times faster in the typical use-case. <text:s/>We may conclude, therefore, that the use of multiple cores is good, but not absolutely essential, and <text:s/>our strategy should be to use multiple cores when it is easy to do so, but not to go bananas about it.</text:span></text:p>
      <text:p text:style-name="P63"/>
      <text:p text:style-name="P16"><text:span text:style-name="T62">Section </text:span><text:span text:style-name="T67">6</text:span><text:span text:style-name="T62"> – </text:span><text:span text:style-name="T68">How to associate the Einstein objects as matrices. </text:span></text:p>
      <text:p text:style-name="P53"/>
      <text:p text:style-name="P62">The formula from the previous section may be summarized as U=XMNY. <text:s/>There is a symmetry swapping X and Y, and another swapping M and N independently, so initially there are six possible strategies for computing this function, namely</text:p>
      <text:p text:style-name="P62"/>
      <text:p text:style-name="P55"><text:span text:style-name="T112">U <text:s text:c="2"/>= <text:s text:c="2"/></text:span>(MX)(NY) ,<text:span text:style-name="T112"> </text:span><text:s/>X(Y(MN))<text:span text:style-name="T112"> , </text:span>(MN)(XY)<text:span text:style-name="T112"> , </text:span><text:s/>M(N(XY)) <text:span text:style-name="T112">, </text:span>X(M(NY))<text:span text:style-name="T112"> or </text:span>M(X(NY))</text:p>
      <text:p text:style-name="P53"/>
      <text:p text:style-name="P62">As a way of getting at least a ball-park idea of the scales of operation here, I assume that there are ten classes of summand, each with multiplicity 100 and of dimension 100, and that there is just one dimension of image of K on any tensor product of summands. <text:s/>Hence our tensor factors have dimension 100,000 (10x100x100) and that the condensation is by a factor of 10,000 (100x100-&gt;1) giving a result of dimension 1,000,000.</text:p>
      <text:p text:style-name="P62"/>
      <text:p text:style-name="P89">(MX)(NY)<text:span text:style-name="T15"> I consider first, as I believe it is the best, and by understanding this we can eliminate the others as being worse. <text:s/>I will analyze this case further in the next section, but need to look at it in broad-brush terms here. <text:s/>The two initial steps are similar (one of the reasons I like it)</text:span><text:span text:style-name="T17">. <text:s/>As Einstein objects, the computation is</text:span></text:p>
      <text:p text:style-name="P74"/>
      <text:p text:style-name="P50"><text:span text:style-name="T110">V(ABC)[</text:span><text:span text:style-name="T89">krabj</text:span><text:span text:style-name="T110">] = X(AC)[</text:span><text:span text:style-name="T89">ikr</text:span><text:span text:style-name="T110">].M(AB)[</text:span><text:span text:style-name="T89">abij</text:span><text:span text:style-name="T110">] <text:s text:c="2"/>10</text:span><text:span text:style-name="T82">13</text:span><text:span text:style-name="T111"> steps</text:span></text:p>
      <text:p text:style-name="P90"><text:span text:style-name="T11">W(BCD)[</text:span><text:span text:style-name="T90">cdkjs</text:span><text:span text:style-name="T11">] = </text:span><text:span text:style-name="T15">N(CD)[</text:span><text:span text:style-name="T91">cdkl</text:span><text:span text:style-name="T15">].Y(BD)[</text:span><text:span text:style-name="T91">jls</text:span><text:span text:style-name="T15">]</text:span><text:span text:style-name="T11"> <text:s/>10</text:span><text:span text:style-name="T83">13</text:span><text:span text:style-name="T11"> steps</text:span></text:p>
      <text:p text:style-name="P90"><text:span text:style-name="T15">U</text:span><text:span text:style-name="T11">(ABCD)[</text:span><text:span text:style-name="T92">acrbds</text:span><text:span text:style-name="T11">] = </text:span><text:span text:style-name="T15">V(ABC)[</text:span><text:span text:style-name="T91">krabj</text:span><text:span text:style-name="T15">]</text:span><text:span text:style-name="T11"> . W(BCD)[</text:span><text:span text:style-name="T90">cdkjs</text:span><text:span text:style-name="T11">] <text:s/>10</text:span><text:span text:style-name="T83">16</text:span><text:span text:style-name="T11"> steps</text:span></text:p>
      <text:p text:style-name="P75"/>
      <text:p text:style-name="P90"><text:span text:style-name="T11">For example the last step is 10,000 computations (A,B,C,D) each 10,000x10,000 X </text:span><text:soft-page-break/><text:span text:style-name="T11">10,000x10,000 with ab indexing the rows of V, kj indexing the cols of V and the rows of W, and cd indexing the columns of W. <text:s/></text:span><text:span text:style-name="T15">T</text:span><text:span text:style-name="T11">his gains, basically because the last and biggest step has already eliminated i and l.</text:span></text:p>
      <text:p text:style-name="P53"/>
      <text:p text:style-name="P20"><text:span text:style-name="T8">X(Y(MN))</text:span><text:span text:style-name="T9"> and (MN)(XY)</text:span><text:span text:style-name="T2"> make the tensor product in its entirety - 10</text:span><text:span text:style-name="T79">20</text:span><text:span text:style-name="T2"> of memory</text:span><text:span text:style-name="T4"> in our example</text:span><text:span text:style-name="T2"> - and </text:span><text:span text:style-name="T4">there is a further factor of 10,000 for X(Y(MN)) and an astonishing 100,000,000 for (MN)(XY) making these methods need 10</text:span><text:span text:style-name="T80">24</text:span><text:span text:style-name="T4"> and 10</text:span><text:span text:style-name="T80">28</text:span><text:span text:style-name="T4"> elementary operations.</text:span><text:span text:style-name="T6"> <text:s/>This is way more work than the first case, and not to be considered.</text:span><text:span text:style-name="T4"> </text:span><text:span text:style-name="T5"><text:s/>It is surely sensible to ensure that every combination we do (as a matrix multiplication) eliminates at least one variable out of {i,j,k,l}</text:span></text:p>
      <text:p text:style-name="P53"/>
      <text:p text:style-name="P27"><text:span text:style-name="T10">M(N(XY)</text:span><text:span text:style-name="T3"> </text:span><text:span text:style-name="T5">also fails this test. <text:s/>It is not so painful here, since we then use N so we can eliminate two before the last (and largest) step, but I see no reason to compute NXY as N(XY) rather than the more obvious X(NY) and therefore do not consider M(N(XY)) further.</text:span></text:p>
      <text:p text:style-name="P64"/>
      <text:p text:style-name="P54"><text:span text:style-name="T61">X(M(NY))</text:span><text:span text:style-name="T110"> is also too slow. <text:s/>I have not yet seen why this is obvious, so we must examine the entire computation.</text:span></text:p>
      <text:p text:style-name="P54"/>
      <text:p text:style-name="P91"><text:span text:style-name="T18">V</text:span><text:span text:style-name="T11">(BCD)[</text:span><text:span text:style-name="T90">cdkjs</text:span><text:span text:style-name="T11">] = </text:span><text:span text:style-name="T15">N(CD)[</text:span><text:span text:style-name="T91">cdkl</text:span><text:span text:style-name="T15">].Y(BD)[</text:span><text:span text:style-name="T91">jls</text:span><text:span text:style-name="T15">]</text:span><text:span text:style-name="T11"> <text:s/>10</text:span><text:span text:style-name="T83">13</text:span><text:span text:style-name="T11"> steps</text:span></text:p>
      <text:p text:style-name="P93"><text:span text:style-name="T11">W(ABCD)[</text:span><text:span text:style-name="T90">abicdks</text:span><text:span text:style-name="T11">] = </text:span><text:span text:style-name="T16">M(AB)[</text:span><text:span text:style-name="T93">abij</text:span><text:span text:style-name="T16">]</text:span><text:span text:style-name="T11"> . V</text:span><text:span text:style-name="T17">(BCD)[</text:span><text:span text:style-name="T94">cdkjs</text:span><text:span text:style-name="T17">]</text:span><text:span text:style-name="T19"> 10</text:span><text:span text:style-name="T84">18</text:span><text:span text:style-name="T19"> steps</text:span></text:p>
      <text:p text:style-name="P52"><text:span text:style-name="T19">U(ABCD)[</text:span><text:span text:style-name="T95">acrbds</text:span><text:span text:style-name="T19">]</text:span><text:span text:style-name="T113"> = X</text:span>(AC)[<text:span text:style-name="T88">ikr</text:span>]<text:span text:style-name="T113"> . W(ABCD)[</text:span><text:span text:style-name="T96">abicdks</text:span><text:span text:style-name="T112">] 10</text:span><text:span text:style-name="T85">18</text:span><text:span text:style-name="T113"> steps</text:span></text:p>
      <text:p text:style-name="P51"/>
      <text:p text:style-name="P56"><text:span text:style-name="T61">M(X(NY))</text:span><text:span text:style-name="T113"> At first sight, this is competitive with (MX)(NY). <text:s/>The last multiplication is a little less balanced, in that both r and s are in the second factor, and the middle computation is a little slower, so it looks like this is marginally worse. <text:s/>The full analysis of the reformats could conceivably redress this balance, but at this stage I propose to work with (MX)(NY), primarly because it is more symmetrical and therefore more likely to lead to theoretical insight, and may simplify the programming. <text:s/>Here is the analysis for M(X(NY)).</text:span></text:p>
      <text:p text:style-name="P56"/>
      <text:p text:style-name="P92"><text:span text:style-name="T18">V</text:span><text:span text:style-name="T11">(BCD)[</text:span><text:span text:style-name="T90">cdkjs</text:span><text:span text:style-name="T11">] = </text:span><text:span text:style-name="T15">N(CD)[</text:span><text:span text:style-name="T91">cdkl</text:span><text:span text:style-name="T15">].Y(BD)[</text:span><text:span text:style-name="T91">jls</text:span><text:span text:style-name="T15">]</text:span><text:span text:style-name="T11"> <text:s/>10</text:span><text:span text:style-name="T83">13</text:span><text:span text:style-name="T11"> steps</text:span></text:p>
      <text:p text:style-name="P94"><text:span text:style-name="T11">W(ABCD)[</text:span><text:span text:style-name="T90">ircdjs</text:span><text:span text:style-name="T11">] = <text:s/>X</text:span><text:span text:style-name="T16">(AC)[</text:span><text:span text:style-name="T93">ikr</text:span><text:span text:style-name="T16">]</text:span><text:span text:style-name="T11"> . </text:span><text:span text:style-name="T18">V</text:span><text:span text:style-name="T17">(BCD)[</text:span><text:span text:style-name="T94">cdkjs</text:span><text:span text:style-name="T17">]</text:span><text:span text:style-name="T11"> 10</text:span><text:span text:style-name="T83">14</text:span><text:span text:style-name="T11"> steps</text:span></text:p>
      <text:p text:style-name="P52"><text:span text:style-name="T113">U(ABCD)[</text:span><text:span text:style-name="T95">acrbds</text:span><text:span text:style-name="T113">] = </text:span>M(AB)[<text:span text:style-name="T88">abij</text:span>]<text:span text:style-name="T113"> . W(ABCD)[</text:span><text:span text:style-name="T95">ircdjs</text:span><text:span text:style-name="T113">] 10</text:span><text:span text:style-name="T85">16</text:span><text:span text:style-name="T113"> steps</text:span></text:p>
      <text:p text:style-name="P64"/>
      <text:p text:style-name="P17"><text:span text:style-name="T62">Section </text:span><text:span text:style-name="T67">7</text:span><text:span text:style-name="T62"> – </text:span><text:span text:style-name="T66">MX.NY as matrices</text:span><text:span text:style-name="T65">.</text:span></text:p>
      <text:p text:style-name="P57"/>
      <text:p text:style-name="P65">The first step in the analysis is to convert the multiplications to matrix format. <text:s/>Each of these could be done either as PQ or as P'.Q' (transposed) and at this stage I am not making the distinction. <text:s/>Hence each of the three could be transposed - a subject that needs to be considered later.<text:span text:style-name="T114"> <text:s/>Underscores indicate also that the order within the underscored list is not yet determined.</text:span></text:p>
      <text:p text:style-name="P65"/>
      <text:p text:style-name="P80">We must now distinguish various matrix formats for the same Einstein object. <text:s/>I will use the letter f after a name to indicate that this is the matrix that was <text:span text:style-name="T60">formed</text:span>, leaving the unattached name to represent the matrix as it was used.</text:p>
      <text:p text:style-name="P65"><text:soft-page-break/></text:p>
      <text:p text:style-name="P65">V<text:span text:style-name="T119">f</text:span>(ABC)[ <text:span text:style-name="T88">k</text:span><text:span text:style-name="T97">r</text:span> , <text:span text:style-name="T88">ab</text:span><text:span text:style-name="T97">j</text:span><text:span text:style-name="T88"> </text:span>] = X(AC)[ <text:span text:style-name="T88">k</text:span><text:span text:style-name="T97">r</text:span> , <text:span text:style-name="T114">i</text:span> ] . M(AB)[ <text:span text:style-name="T114">i</text:span> , <text:span text:style-name="T88">ab</text:span><text:span text:style-name="T97">j</text:span> ]</text:p>
      <text:p text:style-name="P67">W<text:span text:style-name="T119">f</text:span>(B<text:span text:style-name="T116">CD</text:span>)[ <text:span text:style-name="T88">cdk</text:span> , <text:span text:style-name="T88">js</text:span> ] = N(CD)[ <text:span text:style-name="T88">cdk</text:span> , l ] . Y(BD)[ l , <text:span text:style-name="T88">js</text:span> ]</text:p>
      <text:p text:style-name="P67">U<text:span text:style-name="T119">f</text:span>(ABCD)[ <text:span text:style-name="T88">rab</text:span> , <text:span text:style-name="T88">cds</text:span> ] = V(ABC)[ <text:span text:style-name="T88">rab</text:span> , <text:span text:style-name="T88">jk</text:span> ] . W(BCD)[ <text:span text:style-name="T88">jk</text:span> , <text:span text:style-name="T88">cds</text:span> ]</text:p>
      <text:p text:style-name="P76"/>
      <text:p text:style-name="P68"><text:span text:style-name="T111">N</text:span>ote that X and Y are produced in a separate computation, and are anyway fairly small, so we may presume<text:span text:style-name="T117">, at this stage of the analysis, </text:span>that they are in the best format for use.</text:p>
      <text:p text:style-name="P68">M and N are coming in as the input tensor factors, and are initially of the form M<text:span text:style-name="T119">f</text:span>(AB)[ ai , bj ] and N<text:span text:style-name="T119">f</text:span>(CD)[ ck , dl ]<text:span text:style-name="T115">. <text:s/>The output matrix is naturally U(ABCD)[ acr , bds ] though the three letters can be permuted provided both sets of three letters are subjected to the same permutation. <text:s/>Also a transpose would not be too painful.</text:span></text:p>
      <text:p text:style-name="P67"/>
      <text:p text:style-name="P72">The main reformats are therefore <text:span text:style-name="T117">of </text:span>M, N, V, W and U, where the relative sizes are . . .</text:p>
      <text:p text:style-name="P72"/>
      <text:p text:style-name="P72">M and N are 10<text:span text:style-name="T78">10</text:span></text:p>
      <text:p text:style-name="P95"><text:span text:style-name="T11">V and W are 10</text:span><text:span text:style-name="T83">11</text:span></text:p>
      <text:p text:style-name="P95"><text:span text:style-name="T11">U is 10</text:span><text:span text:style-name="T83">12</text:span></text:p>
      <text:p text:style-name="P72"/>
      <text:p text:style-name="P73">The next consideration is to try to make the DCut and DPaste work with chunks as long as possible, and the primary consideration is the final reformat of U<text:span text:style-name="T117">, which must produce</text:span></text:p>
      <text:p text:style-name="P73"><text:span text:style-name="T117">U(ABCD)[ </text:span><text:span text:style-name="T98">acr</text:span><text:span text:style-name="T117"> , </text:span><text:span text:style-name="T98">bds</text:span><text:span text:style-name="T117"> ] from Uf(ABCD)[ </text:span><text:span text:style-name="T98">rab</text:span><text:span text:style-name="T117"> , </text:span><text:span text:style-name="T98">cds</text:span><text:span text:style-name="T117"> ]. <text:s/>Since b and ds come from separate parts of the V.W multiplication, the best we can hope to do </text:span>is to move "<text:span text:style-name="T88">ds</text:span>" as a chunk<text:span text:style-name="T117">. <text:s/>Normally s&lt;d so this implies that </text:span><text:span text:style-name="T98">cds</text:span><text:span text:style-name="T117"> should be ordered with d last, suggesting csd as the order. <text:s/>Hence we find that the output matrix is U(ABCD)[ arc , bsd ] requiring d at the end of U and hence W, and the following scheme is suggested, where chunks moved by DCut/DPaste are all at least either a dimension or a multiplicity.</text:span></text:p>
      <text:p text:style-name="P69"/>
      <text:p text:style-name="P77">W<text:span text:style-name="T119">f</text:span>(BCD)[ <text:span text:style-name="T88">js</text:span> , <text:span text:style-name="T88">ck</text:span> d ] = Y(BD)[ <text:span text:style-name="T88">js</text:span> , l ] , N(CD)[ l , <text:span text:style-name="T88">ck</text:span> d ]</text:p>
      <text:p text:style-name="P77">V<text:span text:style-name="T119">f</text:span>(ABC)[ <text:span text:style-name="T88">abj</text:span> , rk ] = M(AB)[ <text:span text:style-name="T88">abj</text:span> , i ] . X(AC)[ i , rk ]</text:p>
      <text:p text:style-name="P70">U<text:span text:style-name="T119">f</text:span>(ABCD)[ <text:span text:style-name="T88">rab</text:span> ,<text:span text:style-name="T118"> csd</text:span> ] = V(ABC)[ <text:span text:style-name="T88">rab</text:span> , <text:span text:style-name="T88">jk</text:span> ] . W(BCD)[ <text:span text:style-name="T88">jk</text:span> ,<text:span text:style-name="T118"> csd</text:span> ]</text:p>
      <text:p text:style-name="P70"/>
      <text:p text:style-name="P81">The next issue to consider is whether any of these sets of matrices can be amalgamated into larger matrices - the HPMI is more efficient at multiplying large ones. <text:s/>The restrictions on this are that the matrices being multiplied depend on the isomorphism class - A, B, C and D - and amalgamation is only possible if the variables that depend on the isomorphism class are restricted to one bunch of variables.</text:p>
      <text:p text:style-name="P81"/>
      <text:p text:style-name="P81">The dependencies are A-air <text:s/>B-bjs <text:s/>C-ckr <text:s/>D-dls</text:p>
      <text:p text:style-name="P81"/>
      <text:p text:style-name="P81">Wf = js l ckd depending on BD D CD</text:p>
      <text:p text:style-name="P81">Vf = abj i rk depending on AB A AC</text:p>
      <text:p text:style-name="P81">Uf = rab jk csd depending on ACB BC BCD</text:p>
      <text:p text:style-name="P81"/>
      <text:p text:style-name="P82"><text:soft-page-break/>We consider first the last step, where we might consider amalgamating A to make more rows<text:span text:style-name="T120"> in matrix V,</text:span> and amalgamating D to make the rows longer<text:span text:style-name="T120"> in matrix W</text:span>.<text:span text:style-name="T120"> <text:s/>This would make all the matrices of the last step depend only on B and C, and as C is determined, the set ra makes sense over all isomorphism types of A, and similarly sd.</text:span></text:p>
      <text:p text:style-name="P82"/>
      <text:p text:style-name="P84">Taking the memory footprint into account, however, we find that we cannot easily amalgamate over A. <text:s/>If we did this, we would need to make the entire matrix U before we could reformat it to start writing out the answer. <text:s/>Additionally the writing of the answer may well be an important contribution to the run-time in some cases, making it advantageous to start writing well before most of the work has been finished.</text:p>
      <text:p text:style-name="P84"/>
      <text:p text:style-name="P84">We therefore plan to amalgamate over D but not over A. <text:s/>This means the the matrix W(BC) (after reformat) has the columns indexed in blocks by the summand c, but within a block - since in one matrix the type of B is fixed - the next index is over basis elements of the image of K in B tensor D, and the final index over the multiple summands isomorphic to D. <text:s/>This is denoted by the big bold <text:span text:style-name="T122">sd</text:span><text:span text:style-name="T124"> in the formulae below. <text:s/>Hence the reformatting of W takes many matrices with the same B,C but different D, and produces one matrix for that B,C with much longer rows.</text:span></text:p>
      <text:p text:style-name="P84"/>
      <text:p text:style-name="P78">W<text:span text:style-name="T119">f</text:span>(BCD)[ <text:span text:style-name="T88">js</text:span> , <text:span text:style-name="T88">ck</text:span> d ] = Y(BD)[ <text:span text:style-name="T88">js</text:span> , l ] , N(CD)[ l , <text:span text:style-name="T88">ck</text:span> d ]</text:p>
      <text:p text:style-name="P78">V<text:span text:style-name="T119">f</text:span>(ABC)[ <text:span text:style-name="T88">abj</text:span> , rk ] = M(AB)[ <text:span text:style-name="T88">abj</text:span> , i ] . X(AC)[ i , rk ]</text:p>
      <text:p text:style-name="P71">U<text:span text:style-name="T119">f</text:span>(ABC)[ <text:span text:style-name="T88">rab</text:span> ,<text:span text:style-name="T118"> c</text:span><text:span text:style-name="T123">sd</text:span><text:span text:style-name="T125"> </text:span>] = V(ABC)[ <text:span text:style-name="T88">rab</text:span> , <text:span text:style-name="T88">jk</text:span> ] . W(BC)[ <text:span text:style-name="T88">jk</text:span> ,<text:span text:style-name="T118"> c</text:span><text:span text:style-name="T123">sd</text:span> ]</text:p>
      <text:p text:style-name="P66"/>
      <text:p text:style-name="P19"><text:span text:style-name="T62">Section </text:span><text:span text:style-name="T67">8</text:span><text:span text:style-name="T62"> – </text:span><text:span text:style-name="T69">Sketch of main program.</text:span></text:p>
      <text:p text:style-name="P59"/>
      <text:p text:style-name="P86">The target program zdc.c (Direct (tensor) Condense) can be seen as consisting of three phases.</text:p>
      <text:p text:style-name="P86"/>
      <text:p text:style-name="P87"><text:span text:style-name="T99">Make X and Y.</text:span> <text:s/>The first phase <text:span text:style-name="T129">first </text:span>takes as input the matrices for the isomorphism classes of direct summands of the two tensor factors restricted to the subgroup H. <text:s/>Also input is a "pubcrawl" for the elements of H - a straight-line-program for making all the elements of H. <text:s/>For each pair of factors A and C, and for each pair of basis vectors j (of A) and l (of C) a matrix T(AC<text:span text:style-name="T127">jl</text:span>)ik is made by adding up over H the matrix obtained by tensoring the j'th column of A(h) with the l'th row of C(h) yielding a matrix which will be indexed by i and k.<text:span text:style-name="T127"> <text:s/>The matrices T(AC)jlik for the various j and l are then considered as rows (which takes zero work - we just consider all values of i and k to be a row) and a basis of r for these "rows" chosen by doing a Gaussian Elimination. <text:s/>There is no need to remove the zeros of packing for this.</text:span></text:p>
      <text:p text:style-name="P96">The object Xf(ACrik) is the result of this, to be reformatted as X(AC)[ i , rk ], which must, I think, be done by one DCut and one DPaste for each row indexed only by k - hence there is a loop over both i and r.</text:p>
      <text:p text:style-name="P79">Y(BD)[ <text:span text:style-name="T88">js</text:span> , l ] <text:span text:style-name="T128">is computed as we go, where B=A, D=C and s=r (just giving the things different names) Each row T(ACjl) is expressed in terms of the basis so far (augmenting it if need be). <text:s/>There is an </text:span><text:span text:style-name="T73">elephant</text:span><text:span text:style-name="T128"> problem here, in that the dimension of the space is not necessarily known </text:span><text:soft-page-break/><text:span text:style-name="T128">at the start making it hard to construct Y(BD)[ js , l ]. <text:s/>One method is to do this work twice. <text:s/>The other method is to output the data for Y in a format where the dimension can change, and 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88">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p>
      <text:p text:style-name="P79"/>
      <text:p text:style-name="P97"><text:span text:style-name="T99">Make </text:span><text:span text:style-name="T100">N and W</text:span><text:span text:style-name="T99">.</text:span><text:span text:style-name="T129"> <text:s/>The next step reads in the second tensor factor Nf(CD)[ ck , dl ] and reformats it to N(CD)[ l , </text:span><text:span text:style-name="T102">ck</text:span><text:span text:style-name="T129"> d ]. <text:s/>The simplest way is to use the (very slow) DUnpak and DPak to move the elements one-by-one, and as there are only 10</text:span><text:span text:style-name="T87">10</text:span><text:span text:style-name="T130"> elements to move, this is probably acceptable. <text:s/>A better way is probably to first reformat Nf(CD)[ ck , dl ] to Nt(CD)[ </text:span><text:span text:style-name="T103">ck</text:span><text:span text:style-name="T130"> d , l ], which can be done l at a time, and then transpose Nt(CD)[ </text:span><text:span text:style-name="T103">ck</text:span><text:span text:style-name="T130"> d , l ] to N(CD)[ l , </text:span><text:span text:style-name="T104">ck</text:span><text:span text:style-name="T131"> d ].</text:span></text:p>
      <text:p text:style-name="P98">The next step is the multiplication <text:span text:style-name="T118">Wf(BCD)[ </text:span><text:span text:style-name="T105">js</text:span><text:span text:style-name="T118"> , </text:span><text:span text:style-name="T105">ck</text:span><text:span text:style-name="T118"> d ] = Y(BD)[ </text:span><text:span text:style-name="T105">js</text:span><text:span text:style-name="T118"> , l ] , N(CD)[ l , </text:span><text:span text:style-name="T105">ck</text:span><text:span text:style-name="T118"> d ]</text:span>. <text:s/>This is not that large, but is an inconvenient shape, being typically 1,000 multiplications each 100x100 X 100x1,000,000. <text:s/>Mod 2 this is fine - no great time is wasted as Bfmt and Cfmt are both so near to Dfmt. <text:s/>In other characteristics that is not so true, and I suspect in many cases it will be faster to do the job in Dfmt. <text:s/>The opportunities for doing a heavy inspection of matrix A to find the best way to do this job gives a whole research project right there, but the total amount of work here may well not warrant too much work in this area, and - initially at least - it will just call the slab multiply and hope for the best.</text:p>
      <text:p text:style-name="P98">Finally there is the reformat of <text:span text:style-name="T118">Wf(BCD)[ </text:span><text:span text:style-name="T105">js</text:span><text:span text:style-name="T118"> , </text:span><text:span text:style-name="T105">ck</text:span><text:span text:style-name="T118"> d ] </text:span><text:s/>to <text:span text:style-name="T114">W(BC)[ </text:span><text:span text:style-name="T97">jk</text:span><text:span text:style-name="T114"> , c</text:span><text:span text:style-name="T123">sd</text:span><text:span text:style-name="T114"> ]</text:span>. <text:s/>This takes 10 matrices each 100x1,000,000 and makes a matrix 10,000x100,000 out of them.<text:span text:style-name="T132"> <text:s/>As this moves d at a time, this should not be too painful and I do not immediately see any issue here. <text:s/></text:span></text:p>
      <text:p text:style-name="P85"/>
      <text:p text:style-name="P106"><text:span text:style-name="T99">Make </text:span><text:span text:style-name="T101">V</text:span>. <text:s/>At this stage we start the main loop over the variable A, which is not mentioned above. We can therefore read through the first tensor factor M gradually, though whether the saving in memory is worthwhile is debatable. <text:s/>Anyway, from a memory footprint point of view at least, it makes sense that the first factor should be the largest. <text:s/>We therefore read in Mf(A) - or Mf(AB)[ ai , bj ] in full - and transform it into <text:span text:style-name="T133">M(AB)[ </text:span><text:span text:style-name="T106">abj</text:span><text:span text:style-name="T133"> , i ]. <text:s/>Again there is the simple one-at-a-time approach using DUnpak and DPak, and also the (almost certainly faster) approach of doing </text:span>Mf(AB)[ ai , bj ]<text:span text:style-name="T133"> -&gt; Mt(AB)[ i , </text:span><text:span text:style-name="T106">ab</text:span><text:span text:style-name="T133"> j ] and then transposing to </text:span></text:p>
      <text:p text:style-name="P102"><text:span text:style-name="T133">M(AB)[ </text:span><text:span text:style-name="T106">ab</text:span><text:span text:style-name="T133"> j , i ] or even </text:span>Mf(AB)[ ai , bj ]<text:span text:style-name="T133"> -&gt; Mt(AB)[ i , abj ] -&gt; M(AB)[ abj , i ].</text:span></text:p>
      <text:p text:style-name="P104">Then comes the multiplication <text:span text:style-name="T118">Vf(ABC)[ abj , rk ] = M(AB)[ abj , i ] . X(AC)[ i , rk ]</text:span>, which is 1,000 multiplies each 1,000,000x100 X 100x100.</text:p>
      <text:p text:style-name="P104"/>
      <text:p text:style-name="P105">This looks bonkers. <text:s/>Surely it is better to transpose <text:span text:style-name="T88">after</text:span> the multiplication so that the shape is more like the </text:p>
      <text:p text:style-name="P101"/>
      <text:p text:style-name="P101"/>
      <text:p text:style-name="P104">====================================================================</text:p>
      <text:p text:style-name="P101"/>
      <text:p text:style-name="P101"/>
      <text:p text:style-name="P101">This is the main work of the tensor condense procedure, and it is probably worth using the thread farm and doing this multi-core. <text:s/>The total amount of HPMI multiplication work is 10<text:span text:style-name="T78">16</text:span>, being 1,000 multiplies each 10,000x10,000 X 10,000x100,000. <text:s/>It seems sensible to call each of them a "slab" and use a separate multiply proggy call for each {A,B,C} triple.</text:p>
      <text:p text:style-name="P101"/>
      <text:p text:style-name="P103">V<text:span text:style-name="T119">f</text:span>(ABC)[ <text:span text:style-name="T88">abj</text:span> , rk ] = M(AB)[ <text:span text:style-name="T88">abj</text:span> , i ] . X(AC)[ i , rk ]</text:p>
      <text:p text:style-name="P85"/>
      <text:p text:style-name="P100">U<text:span text:style-name="T119">f</text:span>(ABC)[ <text:span text:style-name="T88">rab</text:span> ,<text:span text:style-name="T118"> c</text:span><text:span text:style-name="T123">sd</text:span><text:span text:style-name="T125"> </text:span>] = V(ABC)[ <text:span text:style-name="T88">rab</text:span> , <text:span text:style-name="T88">jk</text:span> ] . W(BC)[ <text:span text:style-name="T88">jk</text:span> ,<text:span text:style-name="T118"> c</text:span><text:span text:style-name="T123">sd</text:span> ]</text:p>
      <text:p text:style-name="P85"/>
      <text:p text:style-name="P85"/>
      <text:p text:style-name="P85">Before the main computations of W, V and U get started, it makes sense to compute X and Y, which depend only on the isomorphism classes of summands. <text:s/>These matrices (X and Y) are tiny (e.g. 10<text:span text:style-name="T78">6</text:span> entries), and the work needed to make them small(e.g. 10<text:span text:style-name="T78">10</text:span> elementary operations). <text:s/>Also these are independent of the input matrices M and N, and indeed are common between the elements g being condensed. <text:s/>How and when X and Y are computed is discussed in greater detail in section 9.</text:p>
      <text:p text:style-name="P85"/>
      <text:p text:style-name="P85">The next stage of the computation is to compute all the matrices W. <text:s/><text:span text:style-name="T126">These are rather bigger (e.g. 10</text:span><text:span text:style-name="T86">11</text:span><text:span text:style-name="T126"> entries in total). <text:s/>The computation is not that big (e.g. 10</text:span><text:span text:style-name="T86">13</text:span><text:span text:style-name="T126"> elementary operations in total) and it would be possible to repeat them should the memory usage become a problem. Here I will assume that the W matrices are all computed, as discussed in further detail in section 10, before the main loop (making the condensed matrix) gets started.</text:span></text:p>
      <text:p text:style-name="P85"/>
      <text:p text:style-name="P21"><text:span text:style-name="T7">The last, and largest, phase is to compute, for each summand class A, Vf and Uf, to produce U and write it out. <text:s/>In the example sizing, the multiplication is a total of 10</text:span><text:span text:style-name="T81">16</text:span><text:span text:style-name="T7"> elementary </text:span><text:soft-page-break/><text:span text:style-name="T7">operations, and the memory needed is 10</text:span><text:span text:style-name="T81">10</text:span><text:span text:style-name="T7"> for V(A) and 10</text:span><text:span text:style-name="T81">11</text:span><text:span text:style-name="T7"> for U(A). <text:s/>This is further detailed in section 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10-07T10:01:28.436783554</dc:date>
    <meta:editing-duration>P5DT2H25M5S</meta:editing-duration>
    <meta:editing-cycles>446</meta:editing-cycles>
    <meta:generator>LibreOffice/5.1.6.2$Linux_X86_64 LibreOffice_project/10m0$Build-2</meta:generator>
    <meta:document-statistic meta:table-count="0" meta:image-count="0" meta:object-count="0" meta:page-count="11" meta:paragraph-count="109" meta:word-count="4831" meta:character-count="26316" meta:non-whitespace-character-count="21441"/>
  </office:meta>
</office:document-meta>
</file>